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P_20_page_20_paire_20__28_G_29_">
      <style:text-properties officeooo:rsid="0107aa33" officeooo:paragraph-rsid="0107aa33"/>
    </style:style>
    <style:style style:name="P3" style:family="paragraph" style:parent-style-name="_5f_Header_20_P_20_page_20_paire_20__28_G_29_">
      <style:text-properties officeooo:rsid="0106b7af" officeooo:paragraph-rsid="0106b7af"/>
    </style:style>
    <style:style style:name="P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G_20_page_20_impaire_20__28_D_29_">
      <style:text-properties officeooo:rsid="00fc60e2" officeooo:paragraph-rsid="00fc60e2"/>
    </style:style>
    <style:style style:name="P8" style:family="paragraph" style:parent-style-name="_5f_Header_20_N_20_page_20_paire_20__28_G_29_">
      <style:text-properties officeooo:rsid="00f84d06" officeooo:paragraph-rsid="00f84d06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M_20_page_20_impaire_20__28_D_29_">
      <style:text-properties officeooo:rsid="0101a5c8" officeooo:paragraph-rsid="0101a5c8"/>
    </style:style>
    <style:style style:name="P12" style:family="paragraph" style:parent-style-name="_5f_Header_20_M_20_page_20_impaire_20__28_D_29_">
      <style:text-properties officeooo:rsid="01035d0f" officeooo:paragraph-rsid="01035d0f"/>
    </style:style>
    <style:style style:name="P13" style:family="paragraph" style:parent-style-name="Standard" style:list-style-name="">
      <style:text-properties officeooo:paragraph-rsid="01586a1d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c280e"/>
    </style:style>
    <style:style style:name="P20" style:family="paragraph" style:parent-style-name="_5f_Footer_20_page_20_paire_20__28_G_29_">
      <style:text-properties officeooo:paragraph-rsid="0142af40"/>
    </style:style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4" style:family="paragraph" style:parent-style-name="_5f_Paragraphe" style:list-style-name=""/>
    <style:style style:name="P45" style:family="paragraph" style:parent-style-name="_5f_Paragraphe_5f_2pt" style:list-style-name="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20_Exo_5f_Avec_5f_Titre" style:list-style-name="_5f_Numérotation_20_des_20_exercices"/>
    <style:style style:name="P48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1"/>
    </style:style>
    <style:style style:name="P49" style:family="paragraph" style:parent-style-name="_5f_Titre_5f_Exercices_5f_avec_5f_Titre" style:list-style-name="_5f_Numérotation_20_des_20_exercices"/>
    <style:style style:name="P50" style:family="paragraph" style:parent-style-name="_5f_Titre_5f_Exercices_5f_sans_5f_Titre" style:list-style-name="_5f_Numérotation_20_des_20_exercices"/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indent="0cm" style:writing-mode="lr-tb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solid" draw:fill-color="#d62e4e"/>
    </style:style>
    <style:style style:name="P67" style:family="paragraph">
      <loext:graphic-properties draw:fill="solid" draw:fill-color="#d7e12c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solid" draw:fill-color="#7fb241"/>
    </style:style>
    <style:style style:name="P70" style:family="paragraph">
      <loext:graphic-properties draw:fill="solid" draw:fill-color="#9d0f89"/>
    </style:style>
    <style:style style:name="P71" style:family="paragraph">
      <loext:graphic-properties draw:fill="solid" draw:fill-color="#1ca2b8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15771c7"/>
    </style:style>
    <style:style style:name="T10" style:family="text">
      <style:text-properties officeooo:rsid="01578951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19cm" svg:stroke-color="#ffffff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loext:decorative="false" style:run-through="foreground"/>
    </style:style>
    <style:style style:name="gr13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3cm" fo:min-width="0.25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41cm" svg:stroke-color="#000000" draw:marker-start-width="0.362cm" draw:marker-start-center="false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3cm" fo:min-width="0.27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0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18cm" svg:stroke-color="#666666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svg:stroke-width="0.041cm" svg:stroke-color="#000000" draw:marker-start="" draw:marker-start-width="0.291cm" draw:marker-start-center="false" draw:marker-end="" draw:marker-end-width="0.291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9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6cm" fo:min-width="0.26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6cm" fo:min-width="0.30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31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6cm" fo:min-width="0.30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svg:stroke-width="0.041cm" svg:stroke-color="#1ca2b8" draw:marker-start-width="0.363cm" draw:marker-start-center="false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solid" svg:stroke-width="0.041cm" svg:stroke-color="#1ca2b8" draw:marker-start-width="0.365cm" draw:marker-start-center="false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52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.041cm" svg:stroke-color="#1ca2b8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6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8" text:outline-level="1"><text:span text:style-name="_5f_Caractères_5f_espacement_5f_-0_2c_1pt">Place, sur chaque demi‑droite graduée et le plus précisément possible, les points :</text:span></text:h>
          <text:list>
            <text:list-item>
              <text:h text:style-name="P46" text:outline-level="2"><text:span text:style-name="_5f_Caractères">A(0,3) ; B(1,4) ; C(2,1) ; D(1,95) et E(0,82).</text:span></text:h>
            </text:list-item>
            <text:list-item>
              <text:h text:style-name="P46" text:outline-level="2"><draw:g text:anchor-type="paragraph" draw:z-index="158" draw:name="Forme 4" draw:style-name="gr35"><draw:line draw:style-name="gr19" draw:text-style-name="P52" svg:x1="0.215cm" svg:y1="0.265cm" svg:x2="9.133cm" svg:y2="0.265cm"><text:p/></draw:line><draw:line draw:style-name="gr40" draw:text-style-name="P52" svg:x1="0.185cm" svg:y1="0.101cm" svg:x2="0.185cm" svg:y2="0.44cm"><text:p/></draw:line><draw:line draw:style-name="gr41" draw:text-style-name="P52" svg:x1="0.672cm" svg:y1="0.105cm" svg:x2="0.672cm" svg:y2="0.442cm"><text:p/></draw:line><draw:line draw:style-name="gr41" draw:text-style-name="P52" svg:x1="1.164cm" svg:y1="0.105cm" svg:x2="1.164cm" svg:y2="0.442cm"><text:p/></draw:line><draw:line draw:style-name="gr41" draw:text-style-name="P52" svg:x1="1.65cm" svg:y1="0.105cm" svg:x2="1.65cm" svg:y2="0.442cm"><text:p/></draw:line><draw:line draw:style-name="gr41" draw:text-style-name="P52" svg:x1="2.137cm" svg:y1="0.105cm" svg:x2="2.137cm" svg:y2="0.442cm"><text:p/></draw:line><draw:line draw:style-name="gr41" draw:text-style-name="P52" svg:x1="3.614cm" svg:y1="0.105cm" svg:x2="3.614cm" svg:y2="0.442cm"><text:p/></draw:line><draw:line draw:style-name="gr41" draw:text-style-name="P52" svg:x1="5.563cm" svg:y1="0.105cm" svg:x2="5.563cm" svg:y2="0.442cm"><text:p/></draw:line><draw:line draw:style-name="gr41" draw:text-style-name="P52" svg:x1="6.05cm" svg:y1="0.105cm" svg:x2="6.05cm" svg:y2="0.442cm"><text:p/></draw:line><draw:line draw:style-name="gr41" draw:text-style-name="P52" svg:x1="5.078cm" svg:y1="0.106cm" svg:x2="5.078cm" svg:y2="0.443cm"><text:p/></draw:line><draw:line draw:style-name="gr41" draw:text-style-name="P52" svg:x1="7.031cm" svg:y1="0.105cm" svg:x2="7.031cm" svg:y2="0.442cm"><text:p/></draw:line><draw:line draw:style-name="gr41" draw:text-style-name="P52" svg:x1="7.521cm" svg:y1="0.105cm" svg:x2="7.521cm" svg:y2="0.442cm"><text:p/></draw:line><draw:line draw:style-name="gr41" draw:text-style-name="P52" svg:x1="8.008cm" svg:y1="0.12cm" svg:x2="8.008cm" svg:y2="0.455cm"><text:p/></draw:line><draw:frame draw:style-name="gr44" draw:text-style-name="P55" svg:width="0.719cm" svg:height="0.664cm" svg:x="-0.148cm" svg:y="0.306cm"><draw:text-box><text:p text:style-name="P56"><text:span text:style-name="T12">0</text:span></text:p></draw:text-box></draw:frame><draw:line draw:style-name="gr40" draw:text-style-name="P52" svg:x1="2.635cm" svg:y1="0.105cm" svg:x2="2.635cm" svg:y2="0.442cm"><text:p/></draw:line><draw:line draw:style-name="gr41" draw:text-style-name="P52" svg:x1="3.117cm" svg:y1="0.105cm" svg:x2="3.117cm" svg:y2="0.442cm"><text:p/></draw:line><draw:line draw:style-name="gr41" draw:text-style-name="P52" svg:x1="4.094cm" svg:y1="0.105cm" svg:x2="4.094cm" svg:y2="0.442cm"><text:p/></draw:line><draw:line draw:style-name="gr41" draw:text-style-name="P52" svg:x1="4.587cm" svg:y1="0.105cm" svg:x2="4.587cm" svg:y2="0.442cm"><text:p/></draw:line><draw:line draw:style-name="gr41" draw:text-style-name="P52" svg:x1="6.542cm" svg:y1="0.105cm" svg:x2="6.542cm" svg:y2="0.442cm"><text:p/></draw:line><draw:frame draw:style-name="gr44" draw:text-style-name="P55" svg:width="0.719cm" svg:height="0.664cm" svg:x="2.297cm" svg:y="0.341cm"><draw:text-box><text:p text:style-name="P56"><text:span text:style-name="T12">1</text:span></text:p></draw:text-box></draw:frame></draw:g><text:span text:style-name="_5f_Caractères">F(2) ; G(0,4) ; H(1,85) ; J(1,3) et K(1,11).</text:span></text:h>
            </text:list-item>
            <text:list-item>
              <text:h text:style-name="P46" text:outline-level="2"><draw:g text:anchor-type="paragraph" draw:z-index="163" draw:name="Forme 5" draw:style-name="gr35"><draw:line draw:style-name="gr19" draw:text-style-name="P52" svg:x1="0.188cm" svg:y1="0.219cm" svg:x2="9.111cm" svg:y2="0.219cm"><text:p/></draw:line><draw:line draw:style-name="gr40" draw:text-style-name="P52" svg:x1="0.171cm" svg:y1="0.101cm" svg:x2="0.171cm" svg:y2="0.332cm"><text:p/></draw:line><draw:line draw:style-name="gr41" draw:text-style-name="P52" svg:x1="0.538cm" svg:y1="0.106cm" svg:x2="0.538cm" svg:y2="0.337cm"><text:p/></draw:line><draw:line draw:style-name="gr41" draw:text-style-name="P52" svg:x1="0.903cm" svg:y1="0.106cm" svg:x2="0.903cm" svg:y2="0.337cm"><text:p/></draw:line><draw:line draw:style-name="gr41" draw:text-style-name="P52" svg:x1="1.273cm" svg:y1="0.106cm" svg:x2="1.273cm" svg:y2="0.337cm"><text:p/></draw:line><draw:line draw:style-name="gr41" draw:text-style-name="P52" svg:x1="1.646cm" svg:y1="0.106cm" svg:x2="1.646cm" svg:y2="0.337cm"><text:p/></draw:line><draw:line draw:style-name="gr41" draw:text-style-name="P52" svg:x1="2.757cm" svg:y1="0.106cm" svg:x2="2.757cm" svg:y2="0.337cm"><text:p/></draw:line><draw:line draw:style-name="gr41" draw:text-style-name="P52" svg:x1="4.971cm" svg:y1="0.106cm" svg:x2="4.971cm" svg:y2="0.337cm"><text:p/></draw:line><draw:line draw:style-name="gr41" draw:text-style-name="P52" svg:x1="5.709cm" svg:y1="0.106cm" svg:x2="5.709cm" svg:y2="0.337cm"><text:p/></draw:line><draw:line draw:style-name="gr41" draw:text-style-name="P52" svg:x1="4.23cm" svg:y1="0.106cm" svg:x2="4.23cm" svg:y2="0.337cm"><text:p/></draw:line><draw:line draw:style-name="gr41" draw:text-style-name="P52" svg:x1="7.189cm" svg:y1="0.106cm" svg:x2="7.189cm" svg:y2="0.337cm"><text:p/></draw:line><draw:line draw:style-name="gr41" draw:text-style-name="P52" svg:x1="7.925cm" svg:y1="0.106cm" svg:x2="7.925cm" svg:y2="0.337cm"><text:p/></draw:line><draw:line draw:style-name="gr41" draw:text-style-name="P52" svg:x1="8.296cm" svg:y1="0.106cm" svg:x2="8.296cm" svg:y2="0.337cm"><text:p/></draw:line><draw:frame draw:style-name="gr42" draw:text-style-name="P55" svg:width="0.729cm" svg:height="0.664cm" svg:x="-0.169cm" svg:y="0.373cm"><draw:text-box><text:p text:style-name="P56"><text:span text:style-name="T12">0</text:span></text:p></draw:text-box></draw:frame><draw:line draw:style-name="gr41" draw:text-style-name="P52" svg:x1="2.011cm" svg:y1="0.106cm" svg:x2="2.011cm" svg:y2="0.337cm"><text:p/></draw:line><draw:line draw:style-name="gr41" draw:text-style-name="P52" svg:x1="2.384cm" svg:y1="0.106cm" svg:x2="2.384cm" svg:y2="0.337cm"><text:p/></draw:line><draw:line draw:style-name="gr41" draw:text-style-name="P52" svg:x1="3.122cm" svg:y1="0.106cm" svg:x2="3.122cm" svg:y2="0.337cm"><text:p/></draw:line><draw:line draw:style-name="gr41" draw:text-style-name="P52" svg:x1="3.489cm" svg:y1="0.106cm" svg:x2="3.489cm" svg:y2="0.337cm"><text:p/></draw:line><draw:line draw:style-name="gr41" draw:text-style-name="P52" svg:x1="6.447cm" svg:y1="0.106cm" svg:x2="6.447cm" svg:y2="0.337cm"><text:p/></draw:line><draw:frame draw:style-name="gr42" draw:text-style-name="P55" svg:width="0.729cm" svg:height="0.664cm" svg:x="3.521cm" svg:y="0.293cm"><draw:text-box><text:p text:style-name="P56"><text:span text:style-name="T12">1</text:span></text:p></draw:text-box></draw:frame><draw:line draw:style-name="gr40" draw:text-style-name="P52" svg:x1="3.864cm" svg:y1="0.106cm" svg:x2="3.864cm" svg:y2="0.337cm"><text:p/></draw:line><draw:line draw:style-name="gr41" draw:text-style-name="P52" svg:x1="4.602cm" svg:y1="0.106cm" svg:x2="4.602cm" svg:y2="0.337cm"><text:p/></draw:line><draw:line draw:style-name="gr41" draw:text-style-name="P52" svg:x1="5.338cm" svg:y1="0.106cm" svg:x2="5.338cm" svg:y2="0.337cm"><text:p/></draw:line><draw:line draw:style-name="gr41" draw:text-style-name="P52" svg:x1="6.082cm" svg:y1="0.106cm" svg:x2="6.082cm" svg:y2="0.337cm"><text:p/></draw:line><draw:line draw:style-name="gr41" draw:text-style-name="P52" svg:x1="6.812cm" svg:y1="0.106cm" svg:x2="6.812cm" svg:y2="0.337cm"><text:p/></draw:line><draw:line draw:style-name="gr41" draw:text-style-name="P52" svg:x1="7.554cm" svg:y1="0.106cm" svg:x2="7.554cm" svg:y2="0.337cm"><text:p/></draw:line></draw:g><text:span text:style-name="_5f_Caractères">L(0,055) ; M(0,08) ; N(0,133) et P(0,075).</text:span></text:h>
            </text:list-item>
            <text:list-item>
              <text:h text:style-name="P46" text:outline-level="2"><draw:g text:anchor-type="paragraph" draw:z-index="153" draw:name="Forme 2" draw:style-name="gr35"><draw:line draw:style-name="gr3" draw:text-style-name="P52" svg:x1="0.19cm" svg:y1="0.24cm" svg:x2="9.133cm" svg:y2="0.254cm"><text:p/></draw:line><draw:line draw:style-name="gr47" draw:text-style-name="P52" svg:x1="0.19cm" svg:y1="0.101cm" svg:x2="0.19cm" svg:y2="0.418cm"><text:p/></draw:line><draw:line draw:style-name="gr48" draw:text-style-name="P52" svg:x1="0.707cm" svg:y1="0.101cm" svg:x2="0.707cm" svg:y2="0.418cm"><text:p/></draw:line><draw:line draw:style-name="gr48" draw:text-style-name="P52" svg:x1="1.224cm" svg:y1="0.101cm" svg:x2="1.224cm" svg:y2="0.418cm"><text:p/></draw:line><draw:line draw:style-name="gr48" draw:text-style-name="P52" svg:x1="1.739cm" svg:y1="0.101cm" svg:x2="1.739cm" svg:y2="0.418cm"><text:p/></draw:line><draw:line draw:style-name="gr48" draw:text-style-name="P52" svg:x1="3.293cm" svg:y1="0.101cm" svg:x2="3.293cm" svg:y2="0.418cm"><text:p/></draw:line><draw:line draw:style-name="gr49" draw:text-style-name="P52" svg:x1="5.362cm" svg:y1="0.101cm" svg:x2="5.362cm" svg:y2="0.418cm"><text:p/></draw:line><draw:line draw:style-name="gr48" draw:text-style-name="P52" svg:x1="5.875cm" svg:y1="0.101cm" svg:x2="5.875cm" svg:y2="0.418cm"><text:p/></draw:line><draw:line draw:style-name="gr48" draw:text-style-name="P52" svg:x1="4.842cm" svg:y1="0.106cm" svg:x2="4.842cm" svg:y2="0.423cm"><text:p/></draw:line><draw:line draw:style-name="gr48" draw:text-style-name="P52" svg:x1="6.909cm" svg:y1="0.101cm" svg:x2="6.909cm" svg:y2="0.418cm"><text:p/></draw:line><draw:line draw:style-name="gr48" draw:text-style-name="P52" svg:x1="7.426cm" svg:y1="0.101cm" svg:x2="7.426cm" svg:y2="0.418cm"><text:p/></draw:line><draw:line draw:style-name="gr48" draw:text-style-name="P52" svg:x1="7.946cm" svg:y1="0.113cm" svg:x2="7.946cm" svg:y2="0.427cm"><text:p/></draw:line><draw:frame draw:style-name="gr50" draw:text-style-name="P55" svg:width="0.747cm" svg:height="0.664cm" svg:x="-0.148cm" svg:y="0.235cm"><draw:text-box><text:p text:style-name="P53"><text:span text:style-name="T12">0</text:span></text:p></draw:text-box></draw:frame><draw:line draw:style-name="gr48" draw:text-style-name="P52" svg:x1="2.256cm" svg:y1="0.101cm" svg:x2="2.256cm" svg:y2="0.418cm"><text:p/></draw:line><draw:line draw:style-name="gr48" draw:text-style-name="P52" svg:x1="2.772cm" svg:y1="0.101cm" svg:x2="2.772cm" svg:y2="0.418cm"><text:p/></draw:line><draw:line draw:style-name="gr48" draw:text-style-name="P52" svg:x1="3.808cm" svg:y1="0.101cm" svg:x2="3.808cm" svg:y2="0.418cm"><text:p/></draw:line><draw:line draw:style-name="gr48" draw:text-style-name="P52" svg:x1="4.323cm" svg:y1="0.101cm" svg:x2="4.323cm" svg:y2="0.418cm"><text:p/></draw:line><draw:line draw:style-name="gr48" draw:text-style-name="P52" svg:x1="6.394cm" svg:y1="0.101cm" svg:x2="6.394cm" svg:y2="0.418cm"><text:p/></draw:line><draw:frame draw:style-name="gr51" draw:text-style-name="P55" svg:width="1.082cm" svg:height="0.664cm" svg:x="4.828cm" svg:y="0.304cm"><draw:text-box><text:p text:style-name="P53"><text:span text:style-name="T12">0,1</text:span></text:p></draw:text-box></draw:frame></draw:g><text:span text:style-name="_5f_Caractères">Q(5,42) ; R(5,47) ; S(5,39) et T(5,485).</text:span></text:h>
            </text:list-item>
          </text:list>
        </text:list-item>
        <text:list-item>
          <text:h text:style-name="P50" text:outline-level="1"><draw:g text:anchor-type="paragraph" draw:z-index="155" draw:name="Forme31" draw:style-name="gr35"><draw:line draw:style-name="gr19" draw:text-style-name="P52" svg:x1="0.191cm" svg:y1="0.157cm" svg:x2="9.126cm" svg:y2="0.157cm"><text:p/></draw:line><draw:line draw:style-name="gr41" draw:text-style-name="P52" svg:x1="0.658cm" svg:y1="0cm" svg:x2="0.658cm" svg:y2="0.318cm"><text:p/></draw:line><draw:line draw:style-name="gr41" draw:text-style-name="P52" svg:x1="1.146cm" svg:y1="0cm" svg:x2="1.146cm" svg:y2="0.318cm"><text:p/></draw:line><draw:line draw:style-name="gr41" draw:text-style-name="P52" svg:x1="1.637cm" svg:y1="0cm" svg:x2="1.637cm" svg:y2="0.318cm"><text:p/></draw:line><draw:line draw:style-name="gr45" draw:text-style-name="P52" svg:x1="2.122cm" svg:y1="0cm" svg:x2="2.122cm" svg:y2="0.318cm"><text:p/></draw:line><draw:line draw:style-name="gr41" draw:text-style-name="P52" svg:x1="3.594cm" svg:y1="0cm" svg:x2="3.594cm" svg:y2="0.318cm"><text:p/></draw:line><draw:line draw:style-name="gr41" draw:text-style-name="P52" svg:x1="5.551cm" svg:y1="0cm" svg:x2="5.551cm" svg:y2="0.318cm"><text:p/></draw:line><draw:line draw:style-name="gr41" draw:text-style-name="P52" svg:x1="6.044cm" svg:y1="0cm" svg:x2="6.044cm" svg:y2="0.318cm"><text:p/></draw:line><draw:line draw:style-name="gr41" draw:text-style-name="P52" svg:x1="5.066cm" svg:y1="0.007cm" svg:x2="5.066cm" svg:y2="0.325cm"><text:p/></draw:line><draw:line draw:style-name="gr40" draw:text-style-name="P52" svg:x1="7.023cm" svg:y1="0cm" svg:x2="7.023cm" svg:y2="0.318cm"><text:p/></draw:line><draw:line draw:style-name="gr41" draw:text-style-name="P52" svg:x1="7.509cm" svg:y1="0cm" svg:x2="7.509cm" svg:y2="0.318cm"><text:p/></draw:line><draw:line draw:style-name="gr41" draw:text-style-name="P52" svg:x1="8.003cm" svg:y1="0.017cm" svg:x2="8.003cm" svg:y2="0.333cm"><text:p/></draw:line><draw:frame draw:style-name="gr46" draw:text-style-name="P55" svg:width="1.024cm" svg:height="0.664cm" svg:x="1.609cm" svg:y="0.192cm"><draw:text-box><text:p text:style-name="P56"><text:span text:style-name="T12">5,4</text:span></text:p></draw:text-box></draw:frame><draw:line draw:style-name="gr41" draw:text-style-name="P52" svg:x1="2.615cm" svg:y1="0cm" svg:x2="2.615cm" svg:y2="0.318cm"><text:p/></draw:line><draw:line draw:style-name="gr41" draw:text-style-name="P52" svg:x1="3.102cm" svg:y1="0cm" svg:x2="3.102cm" svg:y2="0.318cm"><text:p/></draw:line><draw:line draw:style-name="gr41" draw:text-style-name="P52" svg:x1="4.082cm" svg:y1="0cm" svg:x2="4.082cm" svg:y2="0.318cm"><text:p/></draw:line><draw:line draw:style-name="gr41" draw:text-style-name="P52" svg:x1="4.573cm" svg:y1="0cm" svg:x2="4.573cm" svg:y2="0.318cm"><text:p/></draw:line><draw:line draw:style-name="gr41" draw:text-style-name="P52" svg:x1="6.531cm" svg:y1="0cm" svg:x2="6.531cm" svg:y2="0.318cm"><text:p/></draw:line><draw:frame draw:style-name="gr46" draw:text-style-name="P55" svg:width="1.024cm" svg:height="0.664cm" svg:x="6.53cm" svg:y="0.18cm"><draw:text-box><text:p text:style-name="P56"><text:span text:style-name="T12">5,5</text:span></text:p></draw:text-box></draw:frame></draw:g><text:span text:style-name="_5f_Caractères_5f_espacement_5f_-0_2c_2pt">Dans chaque cas, trace une demi‑droite graduée en choisissant au mieux l'unité pour pouvoir ensuite placer précisément tous les nombres donnés.</text:span></text:h>
          <text:list>
            <text:list-item>
              <text:h text:style-name="P46" text:outline-level="2"><text:span text:style-name="_5f_Caractères">0 ; 0,5 ; 0,2 ; 0,34 ; 0,67 ; 0,7.</text:span></text:h>
            </text:list-item>
          </text:list>
        </text:list-item>
      </text:list>
      <text:h text:style-name="P44" text:outline-level="1"><text:span text:style-name="_5f_Caractères"><draw:g text:anchor-type="as-char" draw:z-index="151" draw:name="Forme 24" draw:style-name="gr27"><draw:line draw:style-name="gr28" draw:text-style-name="P64" svg:x1="0.094cm" svg:y1="-0.001cm" svg:x2="0.094cm" svg:y2="0.998cm"><text:p/></draw:line><draw:line draw:style-name="gr28" draw:text-style-name="P64" svg:x1="0.192cm" svg:y1="-0.001cm" svg:x2="0.192cm" svg:y2="0.998cm"><text:p/></draw:line><draw:line draw:style-name="gr28" draw:text-style-name="P64" svg:x1="0.289cm" svg:y1="-0.001cm" svg:x2="0.289cm" svg:y2="0.998cm"><text:p/></draw:line><draw:line draw:style-name="gr28" draw:text-style-name="P64" svg:x1="0.383cm" svg:y1="-0.001cm" svg:x2="0.383cm" svg:y2="0.998cm"><text:p/></draw:line><draw:line draw:style-name="gr28" draw:text-style-name="P64" svg:x1="0.579cm" svg:y1="-0.001cm" svg:x2="0.579cm" svg:y2="0.998cm"><text:p/></draw:line><draw:line draw:style-name="gr28" draw:text-style-name="P64" svg:x1="0.677cm" svg:y1="-0.001cm" svg:x2="0.677cm" svg:y2="0.998cm"><text:p/></draw:line><draw:line draw:style-name="gr28" draw:text-style-name="P64" svg:x1="0.771cm" svg:y1="-0.001cm" svg:x2="0.771cm" svg:y2="0.998cm"><text:p/></draw:line><draw:line draw:style-name="gr28" draw:text-style-name="P64" svg:x1="0.868cm" svg:y1="-0.001cm" svg:x2="0.868cm" svg:y2="0.998cm"><text:p/></draw:line><draw:line draw:style-name="gr28" draw:text-style-name="P64" svg:x1="1.06cm" svg:y1="-0.001cm" svg:x2="1.06cm" svg:y2="0.998cm"><text:p/></draw:line><draw:line draw:style-name="gr28" draw:text-style-name="P64" svg:x1="1.156cm" svg:y1="-0.001cm" svg:x2="1.156cm" svg:y2="0.998cm"><text:p/></draw:line><draw:line draw:style-name="gr28" draw:text-style-name="P64" svg:x1="1.251cm" svg:y1="-0.001cm" svg:x2="1.251cm" svg:y2="0.998cm"><text:p/></draw:line><draw:line draw:style-name="gr28" draw:text-style-name="P64" svg:x1="1.35cm" svg:y1="-0.001cm" svg:x2="1.35cm" svg:y2="0.998cm"><text:p/></draw:line><draw:line draw:style-name="gr28" draw:text-style-name="P64" svg:x1="1.543cm" svg:y1="-0.001cm" svg:x2="1.543cm" svg:y2="0.998cm"><text:p/></draw:line><draw:line draw:style-name="gr28" draw:text-style-name="P64" svg:x1="1.64cm" svg:y1="-0.001cm" svg:x2="1.64cm" svg:y2="0.998cm"><text:p/></draw:line><draw:line draw:style-name="gr28" draw:text-style-name="P64" svg:x1="1.734cm" svg:y1="-0.001cm" svg:x2="1.734cm" svg:y2="0.998cm"><text:p/></draw:line><draw:line draw:style-name="gr28" draw:text-style-name="P64" svg:x1="1.833cm" svg:y1="-0.001cm" svg:x2="1.833cm" svg:y2="0.998cm"><text:p/></draw:line><draw:line draw:style-name="gr28" draw:text-style-name="P64" svg:x1="2.028cm" svg:y1="-0.001cm" svg:x2="2.028cm" svg:y2="0.998cm"><text:p/></draw:line><draw:line draw:style-name="gr28" draw:text-style-name="P64" svg:x1="2.122cm" svg:y1="-0.001cm" svg:x2="2.122cm" svg:y2="0.998cm"><text:p/></draw:line><draw:line draw:style-name="gr28" draw:text-style-name="P64" svg:x1="2.221cm" svg:y1="-0.001cm" svg:x2="2.221cm" svg:y2="0.998cm"><text:p/></draw:line><draw:line draw:style-name="gr28" draw:text-style-name="P64" svg:x1="2.316cm" svg:y1="-0.001cm" svg:x2="2.316cm" svg:y2="0.998cm"><text:p/></draw:line><draw:line draw:style-name="gr28" draw:text-style-name="P64" svg:x1="2.506cm" svg:y1="-0.001cm" svg:x2="2.506cm" svg:y2="0.998cm"><text:p/></draw:line><draw:line draw:style-name="gr28" draw:text-style-name="P64" svg:x1="2.606cm" svg:y1="-0.001cm" svg:x2="2.606cm" svg:y2="0.998cm"><text:p/></draw:line><draw:line draw:style-name="gr28" draw:text-style-name="P64" svg:x1="2.702cm" svg:y1="-0.001cm" svg:x2="2.702cm" svg:y2="0.998cm"><text:p/></draw:line><draw:line draw:style-name="gr28" draw:text-style-name="P64" svg:x1="2.799cm" svg:y1="-0.001cm" svg:x2="2.799cm" svg:y2="0.998cm"><text:p/></draw:line><draw:line draw:style-name="gr28" draw:text-style-name="P64" svg:x1="2.992cm" svg:y1="-0.001cm" svg:x2="2.992cm" svg:y2="0.998cm"><text:p/></draw:line><draw:line draw:style-name="gr28" draw:text-style-name="P64" svg:x1="3.084cm" svg:y1="-0.001cm" svg:x2="3.084cm" svg:y2="0.998cm"><text:p/></draw:line><draw:line draw:style-name="gr28" draw:text-style-name="P64" svg:x1="3.186cm" svg:y1="-0.001cm" svg:x2="3.186cm" svg:y2="0.998cm"><text:p/></draw:line><draw:line draw:style-name="gr28" draw:text-style-name="P64" svg:x1="3.279cm" svg:y1="-0.001cm" svg:x2="3.279cm" svg:y2="0.998cm"><text:p/></draw:line><draw:line draw:style-name="gr28" draw:text-style-name="P64" svg:x1="3.475cm" svg:y1="-0.001cm" svg:x2="3.475cm" svg:y2="0.998cm"><text:p/></draw:line><draw:line draw:style-name="gr28" draw:text-style-name="P64" svg:x1="3.571cm" svg:y1="-0.001cm" svg:x2="3.571cm" svg:y2="0.998cm"><text:p/></draw:line><draw:line draw:style-name="gr28" draw:text-style-name="P64" svg:x1="3.667cm" svg:y1="-0.001cm" svg:x2="3.667cm" svg:y2="0.998cm"><text:p/></draw:line><draw:line draw:style-name="gr28" draw:text-style-name="P64" svg:x1="3.763cm" svg:y1="-0.001cm" svg:x2="3.763cm" svg:y2="0.998cm"><text:p/></draw:line><draw:line draw:style-name="gr28" draw:text-style-name="P64" svg:x1="3.957cm" svg:y1="-0.001cm" svg:x2="3.957cm" svg:y2="0.998cm"><text:p/></draw:line><draw:line draw:style-name="gr28" draw:text-style-name="P64" svg:x1="4.056cm" svg:y1="-0.001cm" svg:x2="4.056cm" svg:y2="0.998cm"><text:p/></draw:line><draw:line draw:style-name="gr28" draw:text-style-name="P64" svg:x1="4.15cm" svg:y1="-0.001cm" svg:x2="4.15cm" svg:y2="0.998cm"><text:p/></draw:line><draw:line draw:style-name="gr28" draw:text-style-name="P64" svg:x1="4.247cm" svg:y1="-0.001cm" svg:x2="4.247cm" svg:y2="0.998cm"><text:p/></draw:line><draw:line draw:style-name="gr28" draw:text-style-name="P64" svg:x1="4.441cm" svg:y1="-0.001cm" svg:x2="4.441cm" svg:y2="0.998cm"><text:p/></draw:line><draw:line draw:style-name="gr28" draw:text-style-name="P64" svg:x1="4.535cm" svg:y1="-0.001cm" svg:x2="4.535cm" svg:y2="0.998cm"><text:p/></draw:line><draw:line draw:style-name="gr28" draw:text-style-name="P64" svg:x1="4.629cm" svg:y1="-0.001cm" svg:x2="4.629cm" svg:y2="0.998cm"><text:p/></draw:line><draw:line draw:style-name="gr28" draw:text-style-name="P64" svg:x1="4.73cm" svg:y1="-0.001cm" svg:x2="4.73cm" svg:y2="0.998cm"><text:p/></draw:line><draw:line draw:style-name="gr28" draw:text-style-name="P64" svg:x1="4.923cm" svg:y1="-0.001cm" svg:x2="4.923cm" svg:y2="0.998cm"><text:p/></draw:line><draw:line draw:style-name="gr28" draw:text-style-name="P64" svg:x1="5.02cm" svg:y1="-0.001cm" svg:x2="5.02cm" svg:y2="0.998cm"><text:p/></draw:line><draw:line draw:style-name="gr28" draw:text-style-name="P64" svg:x1="5.114cm" svg:y1="-0.001cm" svg:x2="5.114cm" svg:y2="0.998cm"><text:p/></draw:line><draw:line draw:style-name="gr28" draw:text-style-name="P64" svg:x1="5.213cm" svg:y1="-0.001cm" svg:x2="5.213cm" svg:y2="0.998cm"><text:p/></draw:line><draw:line draw:style-name="gr28" draw:text-style-name="P64" svg:x1="5.406cm" svg:y1="-0.001cm" svg:x2="5.406cm" svg:y2="0.998cm"><text:p/></draw:line><draw:line draw:style-name="gr28" draw:text-style-name="P64" svg:x1="5.503cm" svg:y1="-0.001cm" svg:x2="5.503cm" svg:y2="0.998cm"><text:p/></draw:line><draw:line draw:style-name="gr28" draw:text-style-name="P64" svg:x1="5.599cm" svg:y1="-0.001cm" svg:x2="5.599cm" svg:y2="0.998cm"><text:p/></draw:line><draw:line draw:style-name="gr28" draw:text-style-name="P64" svg:x1="5.696cm" svg:y1="-0.001cm" svg:x2="5.696cm" svg:y2="0.998cm"><text:p/></draw:line><draw:line draw:style-name="gr28" draw:text-style-name="P64" svg:x1="5.886cm" svg:y1="-0.001cm" svg:x2="5.886cm" svg:y2="0.998cm"><text:p/></draw:line><draw:line draw:style-name="gr28" draw:text-style-name="P64" svg:x1="5.985cm" svg:y1="-0.001cm" svg:x2="5.985cm" svg:y2="0.998cm"><text:p/></draw:line><draw:line draw:style-name="gr28" draw:text-style-name="P64" svg:x1="6.082cm" svg:y1="-0.001cm" svg:x2="6.082cm" svg:y2="0.998cm"><text:p/></draw:line><draw:line draw:style-name="gr28" draw:text-style-name="P64" svg:x1="6.179cm" svg:y1="-0.001cm" svg:x2="6.179cm" svg:y2="0.998cm"><text:p/></draw:line><draw:line draw:style-name="gr28" draw:text-style-name="P64" svg:x1="6.37cm" svg:y1="-0.001cm" svg:x2="6.37cm" svg:y2="0.998cm"><text:p/></draw:line><draw:line draw:style-name="gr28" draw:text-style-name="P64" svg:x1="6.465cm" svg:y1="-0.001cm" svg:x2="6.465cm" svg:y2="0.998cm"><text:p/></draw:line><draw:line draw:style-name="gr28" draw:text-style-name="P64" svg:x1="6.564cm" svg:y1="-0.001cm" svg:x2="6.564cm" svg:y2="0.998cm"><text:p/></draw:line><draw:line draw:style-name="gr28" draw:text-style-name="P64" svg:x1="6.663cm" svg:y1="-0.001cm" svg:x2="6.663cm" svg:y2="0.998cm"><text:p/></draw:line><draw:line draw:style-name="gr28" draw:text-style-name="P64" svg:x1="6.854cm" svg:y1="-0.001cm" svg:x2="6.854cm" svg:y2="0.998cm"><text:p/></draw:line><draw:line draw:style-name="gr28" draw:text-style-name="P64" svg:x1="6.948cm" svg:y1="-0.001cm" svg:x2="6.948cm" svg:y2="0.998cm"><text:p/></draw:line><draw:line draw:style-name="gr28" draw:text-style-name="P64" svg:x1="7.049cm" svg:y1="-0.001cm" svg:x2="7.049cm" svg:y2="0.998cm"><text:p/></draw:line><draw:line draw:style-name="gr28" draw:text-style-name="P64" svg:x1="7.142cm" svg:y1="-0.001cm" svg:x2="7.142cm" svg:y2="0.998cm"><text:p/></draw:line><draw:line draw:style-name="gr28" draw:text-style-name="P64" svg:x1="7.337cm" svg:y1="-0.001cm" svg:x2="7.337cm" svg:y2="0.998cm"><text:p/></draw:line><draw:line draw:style-name="gr28" draw:text-style-name="P64" svg:x1="7.435cm" svg:y1="-0.001cm" svg:x2="7.435cm" svg:y2="0.998cm"><text:p/></draw:line><draw:line draw:style-name="gr28" draw:text-style-name="P64" svg:x1="7.53cm" svg:y1="-0.001cm" svg:x2="7.53cm" svg:y2="0.998cm"><text:p/></draw:line><draw:line draw:style-name="gr28" draw:text-style-name="P64" svg:x1="7.627cm" svg:y1="-0.001cm" svg:x2="7.627cm" svg:y2="0.998cm"><text:p/></draw:line><draw:line draw:style-name="gr28" draw:text-style-name="P64" svg:x1="7.82cm" svg:y1="-0.001cm" svg:x2="7.82cm" svg:y2="0.998cm"><text:p/></draw:line><draw:line draw:style-name="gr28" draw:text-style-name="P64" svg:x1="7.917cm" svg:y1="-0.001cm" svg:x2="7.917cm" svg:y2="0.998cm"><text:p/></draw:line><draw:line draw:style-name="gr28" draw:text-style-name="P64" svg:x1="8.013cm" svg:y1="-0.001cm" svg:x2="8.013cm" svg:y2="0.998cm"><text:p/></draw:line><draw:line draw:style-name="gr28" draw:text-style-name="P64" svg:x1="8.11cm" svg:y1="-0.001cm" svg:x2="8.11cm" svg:y2="0.998cm"><text:p/></draw:line><draw:line draw:style-name="gr28" draw:text-style-name="P64" svg:x1="8.303cm" svg:y1="-0.001cm" svg:x2="8.303cm" svg:y2="0.998cm"><text:p/></draw:line><draw:line draw:style-name="gr28" draw:text-style-name="P64" svg:x1="8.4cm" svg:y1="-0.001cm" svg:x2="8.4cm" svg:y2="0.998cm"><text:p/></draw:line><draw:line draw:style-name="gr28" draw:text-style-name="P64" svg:x1="8.493cm" svg:y1="-0.001cm" svg:x2="8.493cm" svg:y2="0.998cm"><text:p/></draw:line><draw:line draw:style-name="gr28" draw:text-style-name="P64" svg:x1="8.592cm" svg:y1="-0.001cm" svg:x2="8.592cm" svg:y2="0.998cm"><text:p/></draw:line><draw:line draw:style-name="gr28" draw:text-style-name="P64" svg:x1="-0.001cm" svg:y1="0.095cm" svg:x2="8.688cm" svg:y2="0.095cm"><text:p/></draw:line><draw:line draw:style-name="gr28" draw:text-style-name="P64" svg:x1="-0.001cm" svg:y1="0.196cm" svg:x2="8.688cm" svg:y2="0.196cm"><text:p/></draw:line><draw:line draw:style-name="gr28" draw:text-style-name="P64" svg:x1="-0.001cm" svg:y1="0.297cm" svg:x2="8.688cm" svg:y2="0.297cm"><text:p/></draw:line><draw:line draw:style-name="gr28" draw:text-style-name="P64" svg:x1="-0.001cm" svg:y1="0.4cm" svg:x2="8.688cm" svg:y2="0.4cm"><text:p/></draw:line><draw:line draw:style-name="gr28" draw:text-style-name="P64" svg:x1="-0.001cm" svg:y1="0.598cm" svg:x2="8.688cm" svg:y2="0.598cm"><text:p/></draw:line><draw:line draw:style-name="gr28" draw:text-style-name="P64" svg:x1="-0.001cm" svg:y1="0.694cm" svg:x2="8.688cm" svg:y2="0.694cm"><text:p/></draw:line><draw:line draw:style-name="gr28" draw:text-style-name="P64" svg:x1="-0.001cm" svg:y1="0.799cm" svg:x2="8.688cm" svg:y2="0.799cm"><text:p/></draw:line><draw:line draw:style-name="gr28" draw:text-style-name="P64" svg:x1="-0.001cm" svg:y1="0.897cm" svg:x2="8.688cm" svg:y2="0.897cm"><text:p/></draw:line><draw:line draw:style-name="gr29" draw:text-style-name="P64" svg:x1="0.477cm" svg:y1="-0.001cm" svg:x2="0.477cm" svg:y2="0.998cm"><text:p/></draw:line><draw:line draw:style-name="gr29" draw:text-style-name="P64" svg:x1="1.449cm" svg:y1="-0.001cm" svg:x2="1.449cm" svg:y2="0.998cm"><text:p/></draw:line><draw:line draw:style-name="gr29" draw:text-style-name="P64" svg:x1="2.412cm" svg:y1="-0.001cm" svg:x2="2.412cm" svg:y2="0.998cm"><text:p/></draw:line><draw:line draw:style-name="gr29" draw:text-style-name="P64" svg:x1="3.378cm" svg:y1="-0.001cm" svg:x2="3.378cm" svg:y2="0.998cm"><text:p/></draw:line><draw:line draw:style-name="gr29" draw:text-style-name="P64" svg:x1="4.341cm" svg:y1="-0.001cm" svg:x2="4.341cm" svg:y2="0.998cm"><text:p/></draw:line><draw:line draw:style-name="gr29" draw:text-style-name="P64" svg:x1="5.309cm" svg:y1="-0.001cm" svg:x2="5.309cm" svg:y2="0.998cm"><text:p/></draw:line><draw:line draw:style-name="gr29" draw:text-style-name="P64" svg:x1="6.274cm" svg:y1="-0.001cm" svg:x2="6.274cm" svg:y2="0.998cm"><text:p/></draw:line><draw:line draw:style-name="gr29" draw:text-style-name="P64" svg:x1="7.236cm" svg:y1="-0.001cm" svg:x2="7.236cm" svg:y2="0.998cm"><text:p/></draw:line><draw:line draw:style-name="gr29" draw:text-style-name="P64" svg:x1="8.206cm" svg:y1="-0.001cm" svg:x2="8.206cm" svg:y2="0.998cm"><text:p/></draw:line><draw:line draw:style-name="gr30" draw:text-style-name="P64" svg:x1="-0.001cm" svg:y1="0.5cm" svg:x2="8.688cm" svg:y2="0.5cm"><text:p/></draw:line><draw:line draw:style-name="gr31" draw:text-style-name="P64" svg:x1="-0.001cm" svg:y1="-0.001cm" svg:x2="-0.001cm" svg:y2="0.998cm"><text:p/></draw:line><draw:line draw:style-name="gr31" draw:text-style-name="P64" svg:x1="0.962cm" svg:y1="-0.001cm" svg:x2="0.962cm" svg:y2="0.998cm"><text:p/></draw:line><draw:line draw:style-name="gr31" draw:text-style-name="P64" svg:x1="1.928cm" svg:y1="-0.001cm" svg:x2="1.928cm" svg:y2="0.998cm"><text:p/></draw:line><draw:line draw:style-name="gr31" draw:text-style-name="P64" svg:x1="2.896cm" svg:y1="-0.001cm" svg:x2="2.896cm" svg:y2="0.998cm"><text:p/></draw:line><draw:line draw:style-name="gr31" draw:text-style-name="P64" svg:x1="3.858cm" svg:y1="-0.001cm" svg:x2="3.858cm" svg:y2="0.998cm"><text:p/></draw:line><draw:line draw:style-name="gr31" draw:text-style-name="P64" svg:x1="4.828cm" svg:y1="-0.001cm" svg:x2="4.828cm" svg:y2="0.998cm"><text:p/></draw:line><draw:line draw:style-name="gr31" draw:text-style-name="P64" svg:x1="5.793cm" svg:y1="-0.001cm" svg:x2="5.793cm" svg:y2="0.998cm"><text:p/></draw:line><draw:line draw:style-name="gr31" draw:text-style-name="P64" svg:x1="6.758cm" svg:y1="-0.001cm" svg:x2="6.758cm" svg:y2="0.998cm"><text:p/></draw:line><draw:line draw:style-name="gr31" draw:text-style-name="P64" svg:x1="7.721cm" svg:y1="-0.001cm" svg:x2="7.721cm" svg:y2="0.998cm"><text:p/></draw:line><draw:line draw:style-name="gr31" draw:text-style-name="P64" svg:x1="-0.001cm" svg:y1="-0.001cm" svg:x2="8.688cm" svg:y2="-0.001cm"><text:p/></draw:line><draw:line draw:style-name="gr31" draw:text-style-name="P64" svg:x1="8.689cm" svg:y1="-0.001cm" svg:x2="8.689cm" svg:y2="0.998cm"><text:p/></draw:line><draw:line draw:style-name="gr31" draw:text-style-name="P64" svg:x1="-0.001cm" svg:y1="0.998cm" svg:x2="8.688cm" svg:y2="0.998cm"><text:p/></draw:line></draw:g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12,4 ; 11,2 ; 15,3 ; 18,9 ; 17,3.</text:span></text:h>
            </text:list-item>
          </text:list>
        </text:list-item>
      </text:list>
      <text:h text:style-name="P44" text:outline-level="1"><text:span text:style-name="_5f_Caractères"><draw:g text:anchor-type="as-char" draw:z-index="161" draw:name="Forme 23" draw:style-name="gr43"><draw:line draw:style-name="gr28" draw:text-style-name="P64" svg:x1="0.094cm" svg:y1="-0.001cm" svg:x2="0.094cm" svg:y2="0.998cm"><text:p/></draw:line><draw:line draw:style-name="gr28" draw:text-style-name="P64" svg:x1="0.192cm" svg:y1="-0.001cm" svg:x2="0.192cm" svg:y2="0.998cm"><text:p/></draw:line><draw:line draw:style-name="gr28" draw:text-style-name="P64" svg:x1="0.289cm" svg:y1="-0.001cm" svg:x2="0.289cm" svg:y2="0.998cm"><text:p/></draw:line><draw:line draw:style-name="gr28" draw:text-style-name="P64" svg:x1="0.383cm" svg:y1="-0.001cm" svg:x2="0.383cm" svg:y2="0.998cm"><text:p/></draw:line><draw:line draw:style-name="gr28" draw:text-style-name="P64" svg:x1="0.579cm" svg:y1="-0.001cm" svg:x2="0.579cm" svg:y2="0.998cm"><text:p/></draw:line><draw:line draw:style-name="gr28" draw:text-style-name="P64" svg:x1="0.677cm" svg:y1="-0.001cm" svg:x2="0.677cm" svg:y2="0.998cm"><text:p/></draw:line><draw:line draw:style-name="gr28" draw:text-style-name="P64" svg:x1="0.771cm" svg:y1="-0.001cm" svg:x2="0.771cm" svg:y2="0.998cm"><text:p/></draw:line><draw:line draw:style-name="gr28" draw:text-style-name="P64" svg:x1="0.868cm" svg:y1="-0.001cm" svg:x2="0.868cm" svg:y2="0.998cm"><text:p/></draw:line><draw:line draw:style-name="gr28" draw:text-style-name="P64" svg:x1="1.06cm" svg:y1="-0.001cm" svg:x2="1.06cm" svg:y2="0.998cm"><text:p/></draw:line><draw:line draw:style-name="gr28" draw:text-style-name="P64" svg:x1="1.156cm" svg:y1="-0.001cm" svg:x2="1.156cm" svg:y2="0.998cm"><text:p/></draw:line><draw:line draw:style-name="gr28" draw:text-style-name="P64" svg:x1="1.251cm" svg:y1="-0.001cm" svg:x2="1.251cm" svg:y2="0.998cm"><text:p/></draw:line><draw:line draw:style-name="gr28" draw:text-style-name="P64" svg:x1="1.35cm" svg:y1="-0.001cm" svg:x2="1.35cm" svg:y2="0.998cm"><text:p/></draw:line><draw:line draw:style-name="gr28" draw:text-style-name="P64" svg:x1="1.543cm" svg:y1="-0.001cm" svg:x2="1.543cm" svg:y2="0.998cm"><text:p/></draw:line><draw:line draw:style-name="gr28" draw:text-style-name="P64" svg:x1="1.64cm" svg:y1="-0.001cm" svg:x2="1.64cm" svg:y2="0.998cm"><text:p/></draw:line><draw:line draw:style-name="gr28" draw:text-style-name="P64" svg:x1="1.734cm" svg:y1="-0.001cm" svg:x2="1.734cm" svg:y2="0.998cm"><text:p/></draw:line><draw:line draw:style-name="gr28" draw:text-style-name="P64" svg:x1="1.833cm" svg:y1="-0.001cm" svg:x2="1.833cm" svg:y2="0.998cm"><text:p/></draw:line><draw:line draw:style-name="gr28" draw:text-style-name="P64" svg:x1="2.028cm" svg:y1="-0.001cm" svg:x2="2.028cm" svg:y2="0.998cm"><text:p/></draw:line><draw:line draw:style-name="gr28" draw:text-style-name="P64" svg:x1="2.122cm" svg:y1="-0.001cm" svg:x2="2.122cm" svg:y2="0.998cm"><text:p/></draw:line><draw:line draw:style-name="gr28" draw:text-style-name="P64" svg:x1="2.221cm" svg:y1="-0.001cm" svg:x2="2.221cm" svg:y2="0.998cm"><text:p/></draw:line><draw:line draw:style-name="gr28" draw:text-style-name="P64" svg:x1="2.316cm" svg:y1="-0.001cm" svg:x2="2.316cm" svg:y2="0.998cm"><text:p/></draw:line><draw:line draw:style-name="gr28" draw:text-style-name="P64" svg:x1="2.506cm" svg:y1="-0.001cm" svg:x2="2.506cm" svg:y2="0.998cm"><text:p/></draw:line><draw:line draw:style-name="gr28" draw:text-style-name="P64" svg:x1="2.606cm" svg:y1="-0.001cm" svg:x2="2.606cm" svg:y2="0.998cm"><text:p/></draw:line><draw:line draw:style-name="gr28" draw:text-style-name="P64" svg:x1="2.702cm" svg:y1="-0.001cm" svg:x2="2.702cm" svg:y2="0.998cm"><text:p/></draw:line><draw:line draw:style-name="gr28" draw:text-style-name="P64" svg:x1="2.799cm" svg:y1="-0.001cm" svg:x2="2.799cm" svg:y2="0.998cm"><text:p/></draw:line><draw:line draw:style-name="gr28" draw:text-style-name="P64" svg:x1="2.992cm" svg:y1="-0.001cm" svg:x2="2.992cm" svg:y2="0.998cm"><text:p/></draw:line><draw:line draw:style-name="gr28" draw:text-style-name="P64" svg:x1="3.084cm" svg:y1="-0.001cm" svg:x2="3.084cm" svg:y2="0.998cm"><text:p/></draw:line><draw:line draw:style-name="gr28" draw:text-style-name="P64" svg:x1="3.186cm" svg:y1="-0.001cm" svg:x2="3.186cm" svg:y2="0.998cm"><text:p/></draw:line><draw:line draw:style-name="gr28" draw:text-style-name="P64" svg:x1="3.279cm" svg:y1="-0.001cm" svg:x2="3.279cm" svg:y2="0.998cm"><text:p/></draw:line><draw:line draw:style-name="gr28" draw:text-style-name="P64" svg:x1="3.475cm" svg:y1="-0.001cm" svg:x2="3.475cm" svg:y2="0.998cm"><text:p/></draw:line><draw:line draw:style-name="gr28" draw:text-style-name="P64" svg:x1="3.571cm" svg:y1="-0.001cm" svg:x2="3.571cm" svg:y2="0.998cm"><text:p/></draw:line><draw:line draw:style-name="gr28" draw:text-style-name="P64" svg:x1="3.667cm" svg:y1="-0.001cm" svg:x2="3.667cm" svg:y2="0.998cm"><text:p/></draw:line><draw:line draw:style-name="gr28" draw:text-style-name="P64" svg:x1="3.763cm" svg:y1="-0.001cm" svg:x2="3.763cm" svg:y2="0.998cm"><text:p/></draw:line><draw:line draw:style-name="gr28" draw:text-style-name="P64" svg:x1="3.957cm" svg:y1="-0.001cm" svg:x2="3.957cm" svg:y2="0.998cm"><text:p/></draw:line><draw:line draw:style-name="gr28" draw:text-style-name="P64" svg:x1="4.056cm" svg:y1="-0.001cm" svg:x2="4.056cm" svg:y2="0.998cm"><text:p/></draw:line><draw:line draw:style-name="gr28" draw:text-style-name="P64" svg:x1="4.15cm" svg:y1="-0.001cm" svg:x2="4.15cm" svg:y2="0.998cm"><text:p/></draw:line><draw:line draw:style-name="gr28" draw:text-style-name="P64" svg:x1="4.247cm" svg:y1="-0.001cm" svg:x2="4.247cm" svg:y2="0.998cm"><text:p/></draw:line><draw:line draw:style-name="gr28" draw:text-style-name="P64" svg:x1="4.441cm" svg:y1="-0.001cm" svg:x2="4.441cm" svg:y2="0.998cm"><text:p/></draw:line><draw:line draw:style-name="gr28" draw:text-style-name="P64" svg:x1="4.535cm" svg:y1="-0.001cm" svg:x2="4.535cm" svg:y2="0.998cm"><text:p/></draw:line><draw:line draw:style-name="gr28" draw:text-style-name="P64" svg:x1="4.629cm" svg:y1="-0.001cm" svg:x2="4.629cm" svg:y2="0.998cm"><text:p/></draw:line><draw:line draw:style-name="gr28" draw:text-style-name="P64" svg:x1="4.73cm" svg:y1="-0.001cm" svg:x2="4.73cm" svg:y2="0.998cm"><text:p/></draw:line><draw:line draw:style-name="gr28" draw:text-style-name="P64" svg:x1="4.923cm" svg:y1="-0.001cm" svg:x2="4.923cm" svg:y2="0.998cm"><text:p/></draw:line><draw:line draw:style-name="gr28" draw:text-style-name="P64" svg:x1="5.02cm" svg:y1="-0.001cm" svg:x2="5.02cm" svg:y2="0.998cm"><text:p/></draw:line><draw:line draw:style-name="gr28" draw:text-style-name="P64" svg:x1="5.114cm" svg:y1="-0.001cm" svg:x2="5.114cm" svg:y2="0.998cm"><text:p/></draw:line><draw:line draw:style-name="gr28" draw:text-style-name="P64" svg:x1="5.213cm" svg:y1="-0.001cm" svg:x2="5.213cm" svg:y2="0.998cm"><text:p/></draw:line><draw:line draw:style-name="gr28" draw:text-style-name="P64" svg:x1="5.406cm" svg:y1="-0.001cm" svg:x2="5.406cm" svg:y2="0.998cm"><text:p/></draw:line><draw:line draw:style-name="gr28" draw:text-style-name="P64" svg:x1="5.503cm" svg:y1="-0.001cm" svg:x2="5.503cm" svg:y2="0.998cm"><text:p/></draw:line><draw:line draw:style-name="gr28" draw:text-style-name="P64" svg:x1="5.599cm" svg:y1="-0.001cm" svg:x2="5.599cm" svg:y2="0.998cm"><text:p/></draw:line><draw:line draw:style-name="gr28" draw:text-style-name="P64" svg:x1="5.696cm" svg:y1="-0.001cm" svg:x2="5.696cm" svg:y2="0.998cm"><text:p/></draw:line><draw:line draw:style-name="gr28" draw:text-style-name="P64" svg:x1="5.886cm" svg:y1="-0.001cm" svg:x2="5.886cm" svg:y2="0.998cm"><text:p/></draw:line><draw:line draw:style-name="gr28" draw:text-style-name="P64" svg:x1="5.985cm" svg:y1="-0.001cm" svg:x2="5.985cm" svg:y2="0.998cm"><text:p/></draw:line><draw:line draw:style-name="gr28" draw:text-style-name="P64" svg:x1="6.082cm" svg:y1="-0.001cm" svg:x2="6.082cm" svg:y2="0.998cm"><text:p/></draw:line><draw:line draw:style-name="gr28" draw:text-style-name="P64" svg:x1="6.179cm" svg:y1="-0.001cm" svg:x2="6.179cm" svg:y2="0.998cm"><text:p/></draw:line><draw:line draw:style-name="gr28" draw:text-style-name="P64" svg:x1="6.37cm" svg:y1="-0.001cm" svg:x2="6.37cm" svg:y2="0.998cm"><text:p/></draw:line><draw:line draw:style-name="gr28" draw:text-style-name="P64" svg:x1="6.465cm" svg:y1="-0.001cm" svg:x2="6.465cm" svg:y2="0.998cm"><text:p/></draw:line><draw:line draw:style-name="gr28" draw:text-style-name="P64" svg:x1="6.564cm" svg:y1="-0.001cm" svg:x2="6.564cm" svg:y2="0.998cm"><text:p/></draw:line><draw:line draw:style-name="gr28" draw:text-style-name="P64" svg:x1="6.663cm" svg:y1="-0.001cm" svg:x2="6.663cm" svg:y2="0.998cm"><text:p/></draw:line><draw:line draw:style-name="gr28" draw:text-style-name="P64" svg:x1="6.854cm" svg:y1="-0.001cm" svg:x2="6.854cm" svg:y2="0.998cm"><text:p/></draw:line><draw:line draw:style-name="gr28" draw:text-style-name="P64" svg:x1="6.948cm" svg:y1="-0.001cm" svg:x2="6.948cm" svg:y2="0.998cm"><text:p/></draw:line><draw:line draw:style-name="gr28" draw:text-style-name="P64" svg:x1="7.049cm" svg:y1="-0.001cm" svg:x2="7.049cm" svg:y2="0.998cm"><text:p/></draw:line><draw:line draw:style-name="gr28" draw:text-style-name="P64" svg:x1="7.142cm" svg:y1="-0.001cm" svg:x2="7.142cm" svg:y2="0.998cm"><text:p/></draw:line><draw:line draw:style-name="gr28" draw:text-style-name="P64" svg:x1="7.337cm" svg:y1="-0.001cm" svg:x2="7.337cm" svg:y2="0.998cm"><text:p/></draw:line><draw:line draw:style-name="gr28" draw:text-style-name="P64" svg:x1="7.435cm" svg:y1="-0.001cm" svg:x2="7.435cm" svg:y2="0.998cm"><text:p/></draw:line><draw:line draw:style-name="gr28" draw:text-style-name="P64" svg:x1="7.53cm" svg:y1="-0.001cm" svg:x2="7.53cm" svg:y2="0.998cm"><text:p/></draw:line><draw:line draw:style-name="gr28" draw:text-style-name="P64" svg:x1="7.627cm" svg:y1="-0.001cm" svg:x2="7.627cm" svg:y2="0.998cm"><text:p/></draw:line><draw:line draw:style-name="gr28" draw:text-style-name="P64" svg:x1="7.82cm" svg:y1="-0.001cm" svg:x2="7.82cm" svg:y2="0.998cm"><text:p/></draw:line><draw:line draw:style-name="gr28" draw:text-style-name="P64" svg:x1="7.917cm" svg:y1="-0.001cm" svg:x2="7.917cm" svg:y2="0.998cm"><text:p/></draw:line><draw:line draw:style-name="gr28" draw:text-style-name="P64" svg:x1="8.013cm" svg:y1="-0.001cm" svg:x2="8.013cm" svg:y2="0.998cm"><text:p/></draw:line><draw:line draw:style-name="gr28" draw:text-style-name="P64" svg:x1="8.11cm" svg:y1="-0.001cm" svg:x2="8.11cm" svg:y2="0.998cm"><text:p/></draw:line><draw:line draw:style-name="gr28" draw:text-style-name="P64" svg:x1="8.303cm" svg:y1="-0.001cm" svg:x2="8.303cm" svg:y2="0.998cm"><text:p/></draw:line><draw:line draw:style-name="gr28" draw:text-style-name="P64" svg:x1="8.4cm" svg:y1="-0.001cm" svg:x2="8.4cm" svg:y2="0.998cm"><text:p/></draw:line><draw:line draw:style-name="gr28" draw:text-style-name="P64" svg:x1="8.493cm" svg:y1="-0.001cm" svg:x2="8.493cm" svg:y2="0.998cm"><text:p/></draw:line><draw:line draw:style-name="gr28" draw:text-style-name="P64" svg:x1="8.592cm" svg:y1="-0.001cm" svg:x2="8.592cm" svg:y2="0.998cm"><text:p/></draw:line><draw:line draw:style-name="gr28" draw:text-style-name="P64" svg:x1="-0.001cm" svg:y1="0.095cm" svg:x2="8.688cm" svg:y2="0.095cm"><text:p/></draw:line><draw:line draw:style-name="gr28" draw:text-style-name="P64" svg:x1="-0.001cm" svg:y1="0.196cm" svg:x2="8.688cm" svg:y2="0.196cm"><text:p/></draw:line><draw:line draw:style-name="gr28" draw:text-style-name="P64" svg:x1="-0.001cm" svg:y1="0.297cm" svg:x2="8.688cm" svg:y2="0.297cm"><text:p/></draw:line><draw:line draw:style-name="gr28" draw:text-style-name="P64" svg:x1="-0.001cm" svg:y1="0.4cm" svg:x2="8.688cm" svg:y2="0.4cm"><text:p/></draw:line><draw:line draw:style-name="gr28" draw:text-style-name="P64" svg:x1="-0.001cm" svg:y1="0.598cm" svg:x2="8.688cm" svg:y2="0.598cm"><text:p/></draw:line><draw:line draw:style-name="gr28" draw:text-style-name="P64" svg:x1="-0.001cm" svg:y1="0.694cm" svg:x2="8.688cm" svg:y2="0.694cm"><text:p/></draw:line><draw:line draw:style-name="gr28" draw:text-style-name="P64" svg:x1="-0.001cm" svg:y1="0.799cm" svg:x2="8.688cm" svg:y2="0.799cm"><text:p/></draw:line><draw:line draw:style-name="gr28" draw:text-style-name="P64" svg:x1="-0.001cm" svg:y1="0.897cm" svg:x2="8.688cm" svg:y2="0.897cm"><text:p/></draw:line><draw:line draw:style-name="gr29" draw:text-style-name="P64" svg:x1="0.477cm" svg:y1="-0.001cm" svg:x2="0.477cm" svg:y2="0.998cm"><text:p/></draw:line><draw:line draw:style-name="gr29" draw:text-style-name="P64" svg:x1="1.449cm" svg:y1="-0.001cm" svg:x2="1.449cm" svg:y2="0.998cm"><text:p/></draw:line><draw:line draw:style-name="gr29" draw:text-style-name="P64" svg:x1="2.412cm" svg:y1="-0.001cm" svg:x2="2.412cm" svg:y2="0.998cm"><text:p/></draw:line><draw:line draw:style-name="gr29" draw:text-style-name="P64" svg:x1="3.378cm" svg:y1="-0.001cm" svg:x2="3.378cm" svg:y2="0.998cm"><text:p/></draw:line><draw:line draw:style-name="gr29" draw:text-style-name="P64" svg:x1="4.341cm" svg:y1="-0.001cm" svg:x2="4.341cm" svg:y2="0.998cm"><text:p/></draw:line><draw:line draw:style-name="gr29" draw:text-style-name="P64" svg:x1="5.309cm" svg:y1="-0.001cm" svg:x2="5.309cm" svg:y2="0.998cm"><text:p/></draw:line><draw:line draw:style-name="gr29" draw:text-style-name="P64" svg:x1="6.274cm" svg:y1="-0.001cm" svg:x2="6.274cm" svg:y2="0.998cm"><text:p/></draw:line><draw:line draw:style-name="gr29" draw:text-style-name="P64" svg:x1="7.236cm" svg:y1="-0.001cm" svg:x2="7.236cm" svg:y2="0.998cm"><text:p/></draw:line><draw:line draw:style-name="gr29" draw:text-style-name="P64" svg:x1="8.206cm" svg:y1="-0.001cm" svg:x2="8.206cm" svg:y2="0.998cm"><text:p/></draw:line><draw:line draw:style-name="gr30" draw:text-style-name="P64" svg:x1="-0.001cm" svg:y1="0.5cm" svg:x2="8.688cm" svg:y2="0.5cm"><text:p/></draw:line><draw:line draw:style-name="gr31" draw:text-style-name="P64" svg:x1="-0.001cm" svg:y1="-0.001cm" svg:x2="-0.001cm" svg:y2="0.998cm"><text:p/></draw:line><draw:line draw:style-name="gr31" draw:text-style-name="P64" svg:x1="0.962cm" svg:y1="-0.001cm" svg:x2="0.962cm" svg:y2="0.998cm"><text:p/></draw:line><draw:line draw:style-name="gr31" draw:text-style-name="P64" svg:x1="1.928cm" svg:y1="-0.001cm" svg:x2="1.928cm" svg:y2="0.998cm"><text:p/></draw:line><draw:line draw:style-name="gr31" draw:text-style-name="P64" svg:x1="2.896cm" svg:y1="-0.001cm" svg:x2="2.896cm" svg:y2="0.998cm"><text:p/></draw:line><draw:line draw:style-name="gr31" draw:text-style-name="P64" svg:x1="3.858cm" svg:y1="-0.001cm" svg:x2="3.858cm" svg:y2="0.998cm"><text:p/></draw:line><draw:line draw:style-name="gr31" draw:text-style-name="P64" svg:x1="4.828cm" svg:y1="-0.001cm" svg:x2="4.828cm" svg:y2="0.998cm"><text:p/></draw:line><draw:line draw:style-name="gr31" draw:text-style-name="P64" svg:x1="5.793cm" svg:y1="-0.001cm" svg:x2="5.793cm" svg:y2="0.998cm"><text:p/></draw:line><draw:line draw:style-name="gr31" draw:text-style-name="P64" svg:x1="6.758cm" svg:y1="-0.001cm" svg:x2="6.758cm" svg:y2="0.998cm"><text:p/></draw:line><draw:line draw:style-name="gr31" draw:text-style-name="P64" svg:x1="7.721cm" svg:y1="-0.001cm" svg:x2="7.721cm" svg:y2="0.998cm"><text:p/></draw:line><draw:line draw:style-name="gr31" draw:text-style-name="P64" svg:x1="-0.001cm" svg:y1="-0.001cm" svg:x2="8.688cm" svg:y2="-0.001cm"><text:p/></draw:line><draw:line draw:style-name="gr31" draw:text-style-name="P64" svg:x1="8.689cm" svg:y1="-0.001cm" svg:x2="8.689cm" svg:y2="0.998cm"><text:p/></draw:line><draw:line draw:style-name="gr31" draw:text-style-name="P64" svg:x1="-0.001cm" svg:y1="0.998cm" svg:x2="8.688cm" svg:y2="0.998cm"><text:p/></draw:line></draw:g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7,32 ; 7,29 ; 7,39 ; 7,45 ; 7,28.</text:span></text:h>
            </text:list-item>
          </text:list>
        </text:list-item>
      </text:list>
      <text:h text:style-name="P44" text:outline-level="1"><text:span text:style-name="_5f_Caractères"><draw:g text:anchor-type="as-char" draw:z-index="159" draw:name="Forme 6" draw:style-name="gr43"><draw:line draw:style-name="gr28" draw:text-style-name="P64" svg:x1="0.098cm" svg:y1="-0.001cm" svg:x2="0.098cm" svg:y2="1.009cm"><text:p/></draw:line><draw:line draw:style-name="gr28" draw:text-style-name="P64" svg:x1="0.197cm" svg:y1="-0.001cm" svg:x2="0.197cm" svg:y2="1.009cm"><text:p/></draw:line><draw:line draw:style-name="gr28" draw:text-style-name="P64" svg:x1="0.294cm" svg:y1="-0.001cm" svg:x2="0.294cm" svg:y2="1.009cm"><text:p/></draw:line><draw:line draw:style-name="gr28" draw:text-style-name="P64" svg:x1="0.39cm" svg:y1="-0.001cm" svg:x2="0.39cm" svg:y2="1.009cm"><text:p/></draw:line><draw:line draw:style-name="gr28" draw:text-style-name="P64" svg:x1="0.586cm" svg:y1="-0.001cm" svg:x2="0.586cm" svg:y2="1.009cm"><text:p/></draw:line><draw:line draw:style-name="gr28" draw:text-style-name="P64" svg:x1="0.686cm" svg:y1="-0.001cm" svg:x2="0.686cm" svg:y2="1.009cm"><text:p/></draw:line><draw:line draw:style-name="gr28" draw:text-style-name="P64" svg:x1="0.781cm" svg:y1="-0.001cm" svg:x2="0.781cm" svg:y2="1.009cm"><text:p/></draw:line><draw:line draw:style-name="gr28" draw:text-style-name="P64" svg:x1="0.88cm" svg:y1="-0.001cm" svg:x2="0.88cm" svg:y2="1.009cm"><text:p/></draw:line><draw:line draw:style-name="gr28" draw:text-style-name="P64" svg:x1="1.074cm" svg:y1="-0.001cm" svg:x2="1.074cm" svg:y2="1.009cm"><text:p/></draw:line><draw:line draw:style-name="gr28" draw:text-style-name="P64" svg:x1="1.171cm" svg:y1="-0.001cm" svg:x2="1.171cm" svg:y2="1.009cm"><text:p/></draw:line><draw:line draw:style-name="gr28" draw:text-style-name="P64" svg:x1="1.265cm" svg:y1="-0.001cm" svg:x2="1.265cm" svg:y2="1.009cm"><text:p/></draw:line><draw:line draw:style-name="gr28" draw:text-style-name="P64" svg:x1="1.368cm" svg:y1="-0.001cm" svg:x2="1.368cm" svg:y2="1.009cm"><text:p/></draw:line><draw:line draw:style-name="gr28" draw:text-style-name="P64" svg:x1="1.563cm" svg:y1="-0.001cm" svg:x2="1.563cm" svg:y2="1.009cm"><text:p/></draw:line><draw:line draw:style-name="gr28" draw:text-style-name="P64" svg:x1="1.661cm" svg:y1="-0.001cm" svg:x2="1.661cm" svg:y2="1.009cm"><text:p/></draw:line><draw:line draw:style-name="gr28" draw:text-style-name="P64" svg:x1="1.756cm" svg:y1="-0.001cm" svg:x2="1.756cm" svg:y2="1.009cm"><text:p/></draw:line><draw:line draw:style-name="gr28" draw:text-style-name="P64" svg:x1="1.855cm" svg:y1="-0.001cm" svg:x2="1.855cm" svg:y2="1.009cm"><text:p/></draw:line><draw:line draw:style-name="gr28" draw:text-style-name="P64" svg:x1="2.051cm" svg:y1="-0.001cm" svg:x2="2.051cm" svg:y2="1.009cm"><text:p/></draw:line><draw:line draw:style-name="gr28" draw:text-style-name="P64" svg:x1="2.148cm" svg:y1="-0.001cm" svg:x2="2.148cm" svg:y2="1.009cm"><text:p/></draw:line><draw:line draw:style-name="gr28" draw:text-style-name="P64" svg:x1="2.248cm" svg:y1="-0.001cm" svg:x2="2.248cm" svg:y2="1.009cm"><text:p/></draw:line><draw:line draw:style-name="gr28" draw:text-style-name="P64" svg:x1="2.344cm" svg:y1="-0.001cm" svg:x2="2.344cm" svg:y2="1.009cm"><text:p/></draw:line><draw:line draw:style-name="gr28" draw:text-style-name="P64" svg:x1="2.536cm" svg:y1="-0.001cm" svg:x2="2.536cm" svg:y2="1.009cm"><text:p/></draw:line><draw:line draw:style-name="gr28" draw:text-style-name="P64" svg:x1="2.637cm" svg:y1="-0.001cm" svg:x2="2.637cm" svg:y2="1.009cm"><text:p/></draw:line><draw:line draw:style-name="gr28" draw:text-style-name="P64" svg:x1="2.735cm" svg:y1="-0.001cm" svg:x2="2.735cm" svg:y2="1.009cm"><text:p/></draw:line><draw:line draw:style-name="gr28" draw:text-style-name="P64" svg:x1="2.833cm" svg:y1="-0.001cm" svg:x2="2.833cm" svg:y2="1.009cm"><text:p/></draw:line><draw:line draw:style-name="gr28" draw:text-style-name="P64" svg:x1="3.026cm" svg:y1="-0.001cm" svg:x2="3.026cm" svg:y2="1.009cm"><text:p/></draw:line><draw:line draw:style-name="gr28" draw:text-style-name="P64" svg:x1="3.12cm" svg:y1="-0.001cm" svg:x2="3.12cm" svg:y2="1.009cm"><text:p/></draw:line><draw:line draw:style-name="gr28" draw:text-style-name="P64" svg:x1="3.223cm" svg:y1="-0.001cm" svg:x2="3.223cm" svg:y2="1.009cm"><text:p/></draw:line><draw:line draw:style-name="gr28" draw:text-style-name="P64" svg:x1="3.318cm" svg:y1="-0.001cm" svg:x2="3.318cm" svg:y2="1.009cm"><text:p/></draw:line><draw:line draw:style-name="gr28" draw:text-style-name="P64" svg:x1="3.515cm" svg:y1="-0.001cm" svg:x2="3.515cm" svg:y2="1.009cm"><text:p/></draw:line><draw:line draw:style-name="gr28" draw:text-style-name="P64" svg:x1="3.614cm" svg:y1="-0.001cm" svg:x2="3.614cm" svg:y2="1.009cm"><text:p/></draw:line><draw:line draw:style-name="gr28" draw:text-style-name="P64" svg:x1="3.711cm" svg:y1="-0.001cm" svg:x2="3.711cm" svg:y2="1.009cm"><text:p/></draw:line><draw:line draw:style-name="gr28" draw:text-style-name="P64" svg:x1="3.806cm" svg:y1="-0.001cm" svg:x2="3.806cm" svg:y2="1.009cm"><text:p/></draw:line><draw:line draw:style-name="gr28" draw:text-style-name="P64" svg:x1="4.004cm" svg:y1="-0.001cm" svg:x2="4.004cm" svg:y2="1.009cm"><text:p/></draw:line><draw:line draw:style-name="gr28" draw:text-style-name="P64" svg:x1="4.104cm" svg:y1="-0.001cm" svg:x2="4.104cm" svg:y2="1.009cm"><text:p/></draw:line><draw:line draw:style-name="gr28" draw:text-style-name="P64" svg:x1="4.199cm" svg:y1="-0.001cm" svg:x2="4.199cm" svg:y2="1.009cm"><text:p/></draw:line><draw:line draw:style-name="gr28" draw:text-style-name="P64" svg:x1="4.297cm" svg:y1="-0.001cm" svg:x2="4.297cm" svg:y2="1.009cm"><text:p/></draw:line><draw:line draw:style-name="gr28" draw:text-style-name="P64" svg:x1="4.493cm" svg:y1="-0.001cm" svg:x2="4.493cm" svg:y2="1.009cm"><text:p/></draw:line><draw:line draw:style-name="gr28" draw:text-style-name="P64" svg:x1="4.588cm" svg:y1="-0.001cm" svg:x2="4.588cm" svg:y2="1.009cm"><text:p/></draw:line><draw:line draw:style-name="gr28" draw:text-style-name="P64" svg:x1="4.683cm" svg:y1="-0.001cm" svg:x2="4.683cm" svg:y2="1.009cm"><text:p/></draw:line><draw:line draw:style-name="gr28" draw:text-style-name="P64" svg:x1="4.784cm" svg:y1="-0.001cm" svg:x2="4.784cm" svg:y2="1.009cm"><text:p/></draw:line><draw:line draw:style-name="gr28" draw:text-style-name="P64" svg:x1="4.979cm" svg:y1="-0.001cm" svg:x2="4.979cm" svg:y2="1.009cm"><text:p/></draw:line><draw:line draw:style-name="gr28" draw:text-style-name="P64" svg:x1="5.078cm" svg:y1="-0.001cm" svg:x2="5.078cm" svg:y2="1.009cm"><text:p/></draw:line><draw:line draw:style-name="gr28" draw:text-style-name="P64" svg:x1="5.172cm" svg:y1="-0.001cm" svg:x2="5.172cm" svg:y2="1.009cm"><text:p/></draw:line><draw:line draw:style-name="gr28" draw:text-style-name="P64" svg:x1="5.274cm" svg:y1="-0.001cm" svg:x2="5.274cm" svg:y2="1.009cm"><text:p/></draw:line><draw:line draw:style-name="gr28" draw:text-style-name="P64" svg:x1="5.469cm" svg:y1="-0.001cm" svg:x2="5.469cm" svg:y2="1.009cm"><text:p/></draw:line><draw:line draw:style-name="gr28" draw:text-style-name="P64" svg:x1="5.566cm" svg:y1="-0.001cm" svg:x2="5.566cm" svg:y2="1.009cm"><text:p/></draw:line><draw:line draw:style-name="gr28" draw:text-style-name="P64" svg:x1="5.663cm" svg:y1="-0.001cm" svg:x2="5.663cm" svg:y2="1.009cm"><text:p/></draw:line><draw:line draw:style-name="gr28" draw:text-style-name="P64" svg:x1="5.761cm" svg:y1="-0.001cm" svg:x2="5.761cm" svg:y2="1.009cm"><text:p/></draw:line><draw:line draw:style-name="gr28" draw:text-style-name="P64" svg:x1="5.954cm" svg:y1="-0.001cm" svg:x2="5.954cm" svg:y2="1.009cm"><text:p/></draw:line><draw:line draw:style-name="gr28" draw:text-style-name="P64" svg:x1="6.054cm" svg:y1="-0.001cm" svg:x2="6.054cm" svg:y2="1.009cm"><text:p/></draw:line><draw:line draw:style-name="gr28" draw:text-style-name="P64" svg:x1="6.151cm" svg:y1="-0.001cm" svg:x2="6.151cm" svg:y2="1.009cm"><text:p/></draw:line><draw:line draw:style-name="gr28" draw:text-style-name="P64" svg:x1="6.249cm" svg:y1="-0.001cm" svg:x2="6.249cm" svg:y2="1.009cm"><text:p/></draw:line><draw:line draw:style-name="gr28" draw:text-style-name="P64" svg:x1="6.443cm" svg:y1="-0.001cm" svg:x2="6.443cm" svg:y2="1.009cm"><text:p/></draw:line><draw:line draw:style-name="gr28" draw:text-style-name="P64" svg:x1="6.538cm" svg:y1="-0.001cm" svg:x2="6.538cm" svg:y2="1.009cm"><text:p/></draw:line><draw:line draw:style-name="gr28" draw:text-style-name="P64" svg:x1="6.639cm" svg:y1="-0.001cm" svg:x2="6.639cm" svg:y2="1.009cm"><text:p/></draw:line><draw:line draw:style-name="gr28" draw:text-style-name="P64" svg:x1="6.74cm" svg:y1="-0.001cm" svg:x2="6.74cm" svg:y2="1.009cm"><text:p/></draw:line><draw:line draw:style-name="gr28" draw:text-style-name="P64" svg:x1="6.933cm" svg:y1="-0.001cm" svg:x2="6.933cm" svg:y2="1.009cm"><text:p/></draw:line><draw:line draw:style-name="gr28" draw:text-style-name="P64" svg:x1="7.027cm" svg:y1="-0.001cm" svg:x2="7.027cm" svg:y2="1.009cm"><text:p/></draw:line><draw:line draw:style-name="gr28" draw:text-style-name="P64" svg:x1="7.129cm" svg:y1="-0.001cm" svg:x2="7.129cm" svg:y2="1.009cm"><text:p/></draw:line><draw:line draw:style-name="gr28" draw:text-style-name="P64" svg:x1="7.224cm" svg:y1="-0.001cm" svg:x2="7.224cm" svg:y2="1.009cm"><text:p/></draw:line><draw:line draw:style-name="gr28" draw:text-style-name="P64" svg:x1="7.421cm" svg:y1="-0.001cm" svg:x2="7.421cm" svg:y2="1.009cm"><text:p/></draw:line><draw:line draw:style-name="gr28" draw:text-style-name="P64" svg:x1="7.521cm" svg:y1="-0.001cm" svg:x2="7.521cm" svg:y2="1.009cm"><text:p/></draw:line><draw:line draw:style-name="gr28" draw:text-style-name="P64" svg:x1="7.615cm" svg:y1="-0.001cm" svg:x2="7.615cm" svg:y2="1.009cm"><text:p/></draw:line><draw:line draw:style-name="gr28" draw:text-style-name="P64" svg:x1="7.713cm" svg:y1="-0.001cm" svg:x2="7.713cm" svg:y2="1.009cm"><text:p/></draw:line><draw:line draw:style-name="gr28" draw:text-style-name="P64" svg:x1="7.909cm" svg:y1="-0.001cm" svg:x2="7.909cm" svg:y2="1.009cm"><text:p/></draw:line><draw:line draw:style-name="gr28" draw:text-style-name="P64" svg:x1="8.006cm" svg:y1="-0.001cm" svg:x2="8.006cm" svg:y2="1.009cm"><text:p/></draw:line><draw:line draw:style-name="gr28" draw:text-style-name="P64" svg:x1="8.105cm" svg:y1="-0.001cm" svg:x2="8.105cm" svg:y2="1.009cm"><text:p/></draw:line><draw:line draw:style-name="gr28" draw:text-style-name="P64" svg:x1="8.202cm" svg:y1="-0.001cm" svg:x2="8.202cm" svg:y2="1.009cm"><text:p/></draw:line><draw:line draw:style-name="gr28" draw:text-style-name="P64" svg:x1="8.397cm" svg:y1="-0.001cm" svg:x2="8.397cm" svg:y2="1.009cm"><text:p/></draw:line><draw:line draw:style-name="gr28" draw:text-style-name="P64" svg:x1="8.495cm" svg:y1="-0.001cm" svg:x2="8.495cm" svg:y2="1.009cm"><text:p/></draw:line><draw:line draw:style-name="gr28" draw:text-style-name="P64" svg:x1="8.59cm" svg:y1="-0.001cm" svg:x2="8.59cm" svg:y2="1.009cm"><text:p/></draw:line><draw:line draw:style-name="gr28" draw:text-style-name="P64" svg:x1="8.691cm" svg:y1="-0.001cm" svg:x2="8.691cm" svg:y2="1.009cm"><text:p/></draw:line><draw:line draw:style-name="gr28" draw:text-style-name="P64" svg:x1="0.001cm" svg:y1="0.096cm" svg:x2="8.787cm" svg:y2="0.096cm"><text:p/></draw:line><draw:line draw:style-name="gr28" draw:text-style-name="P64" svg:x1="0.001cm" svg:y1="0.199cm" svg:x2="8.787cm" svg:y2="0.199cm"><text:p/></draw:line><draw:line draw:style-name="gr28" draw:text-style-name="P64" svg:x1="0.001cm" svg:y1="0.303cm" svg:x2="8.787cm" svg:y2="0.303cm"><text:p/></draw:line><draw:line draw:style-name="gr28" draw:text-style-name="P64" svg:x1="0.001cm" svg:y1="0.407cm" svg:x2="8.787cm" svg:y2="0.407cm"><text:p/></draw:line><draw:line draw:style-name="gr28" draw:text-style-name="P64" svg:x1="0.001cm" svg:y1="0.61cm" svg:x2="8.787cm" svg:y2="0.61cm"><text:p/></draw:line><draw:line draw:style-name="gr28" draw:text-style-name="P64" svg:x1="0.001cm" svg:y1="0.701cm" svg:x2="8.787cm" svg:y2="0.701cm"><text:p/></draw:line><draw:line draw:style-name="gr28" draw:text-style-name="P64" svg:x1="0.001cm" svg:y1="0.811cm" svg:x2="8.787cm" svg:y2="0.811cm"><text:p/></draw:line><draw:line draw:style-name="gr28" draw:text-style-name="P64" svg:x1="0.001cm" svg:y1="0.908cm" svg:x2="8.787cm" svg:y2="0.908cm"><text:p/></draw:line><draw:line draw:style-name="gr29" draw:text-style-name="P64" svg:x1="0.485cm" svg:y1="-0.001cm" svg:x2="0.485cm" svg:y2="1.009cm"><text:p/></draw:line><draw:line draw:style-name="gr29" draw:text-style-name="P64" svg:x1="1.467cm" svg:y1="-0.001cm" svg:x2="1.467cm" svg:y2="1.009cm"><text:p/></draw:line><draw:line draw:style-name="gr29" draw:text-style-name="P64" svg:x1="2.442cm" svg:y1="-0.001cm" svg:x2="2.442cm" svg:y2="1.009cm"><text:p/></draw:line><draw:line draw:style-name="gr29" draw:text-style-name="P64" svg:x1="3.417cm" svg:y1="-0.001cm" svg:x2="3.417cm" svg:y2="1.009cm"><text:p/></draw:line><draw:line draw:style-name="gr29" draw:text-style-name="P64" svg:x1="4.392cm" svg:y1="-0.001cm" svg:x2="4.392cm" svg:y2="1.009cm"><text:p/></draw:line><draw:line draw:style-name="gr29" draw:text-style-name="P64" svg:x1="5.371cm" svg:y1="-0.001cm" svg:x2="5.371cm" svg:y2="1.009cm"><text:p/></draw:line><draw:line draw:style-name="gr29" draw:text-style-name="P64" svg:x1="6.346cm" svg:y1="-0.001cm" svg:x2="6.346cm" svg:y2="1.009cm"><text:p/></draw:line><draw:line draw:style-name="gr29" draw:text-style-name="P64" svg:x1="7.318cm" svg:y1="-0.001cm" svg:x2="7.318cm" svg:y2="1.009cm"><text:p/></draw:line><draw:line draw:style-name="gr29" draw:text-style-name="P64" svg:x1="8.299cm" svg:y1="-0.001cm" svg:x2="8.299cm" svg:y2="1.009cm"><text:p/></draw:line><draw:line draw:style-name="gr30" draw:text-style-name="P64" svg:x1="0.001cm" svg:y1="0.505cm" svg:x2="8.787cm" svg:y2="0.505cm"><text:p/></draw:line><draw:line draw:style-name="gr31" draw:text-style-name="P64" svg:x1="0.001cm" svg:y1="-0.001cm" svg:x2="0.001cm" svg:y2="1.009cm"><text:p/></draw:line><draw:line draw:style-name="gr31" draw:text-style-name="P64" svg:x1="0.974cm" svg:y1="-0.001cm" svg:x2="0.974cm" svg:y2="1.009cm"><text:p/></draw:line><draw:line draw:style-name="gr31" draw:text-style-name="P64" svg:x1="1.952cm" svg:y1="-0.001cm" svg:x2="1.952cm" svg:y2="1.009cm"><text:p/></draw:line><draw:line draw:style-name="gr31" draw:text-style-name="P64" svg:x1="2.93cm" svg:y1="-0.001cm" svg:x2="2.93cm" svg:y2="1.009cm"><text:p/></draw:line><draw:line draw:style-name="gr31" draw:text-style-name="P64" svg:x1="3.902cm" svg:y1="-0.001cm" svg:x2="3.902cm" svg:y2="1.009cm"><text:p/></draw:line><draw:line draw:style-name="gr31" draw:text-style-name="P64" svg:x1="4.885cm" svg:y1="-0.001cm" svg:x2="4.885cm" svg:y2="1.009cm"><text:p/></draw:line><draw:line draw:style-name="gr31" draw:text-style-name="P64" svg:x1="5.859cm" svg:y1="-0.001cm" svg:x2="5.859cm" svg:y2="1.009cm"><text:p/></draw:line><draw:line draw:style-name="gr31" draw:text-style-name="P64" svg:x1="6.835cm" svg:y1="-0.001cm" svg:x2="6.835cm" svg:y2="1.009cm"><text:p/></draw:line><draw:line draw:style-name="gr31" draw:text-style-name="P64" svg:x1="7.809cm" svg:y1="-0.001cm" svg:x2="7.809cm" svg:y2="1.009cm"><text:p/></draw:line><draw:line draw:style-name="gr31" draw:text-style-name="P64" svg:x1="0.001cm" svg:y1="-0.001cm" svg:x2="8.787cm" svg:y2="-0.001cm"><text:p/></draw:line><draw:line draw:style-name="gr31" draw:text-style-name="P64" svg:x1="8.788cm" svg:y1="-0.001cm" svg:x2="8.788cm" svg:y2="1.009cm"><text:p/></draw:line><draw:line draw:style-name="gr31" draw:text-style-name="P64" svg:x1="0.001cm" svg:y1="1.012cm" svg:x2="8.787cm" svg:y2="1.012cm"><text:p/></draw:line></draw:g></text:span></text:h>
      <text:list text:continue-numbering="true" text:style-name="_5f_Numérotation_20_des_20_exercices">
        <text:list-item>
          <text:h text:style-name="P50" text:outline-level="1"><text:span text:style-name="_5f_Caractères_5f_espacement_5f_-0_2c_3pt">Écris, sous forme de fraction, l'abscisse de chacun des points.</text:span></text:h>
          <text:list>
            <text:list-item>
              <text:h text:style-name="P46" text:outline-level="2"><text:span text:style-name="_5f_Caractères">A </text:span><text:span text:style-name="_5f_Caractères"><draw:frame draw:style-name="fr3" draw:name="Objet61" text:anchor-type="as-char" svg:width="0.982cm" svg:height="0.96cm" draw:z-index="186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pointillés_20_gris"><text:tab/></text:span><text:span text:style-name="_5f_Caractères">B </text:span><draw:frame draw:style-name="fr3" draw:name="Objet10" text:anchor-type="as-char" svg:width="0.982cm" svg:height="0.96cm" draw:z-index="185"><draw:object xlink:href="./Object 10" xlink:type="simple" xlink:show="embed" xlink:actuate="onLoad"/><draw:image xlink:href="./ObjectReplacements/Object 10" xlink:type="simple" xlink:show="embed" xlink:actuate="onLoad"/><svg:desc>formule</svg:desc></draw:frame></text:h>
            </text:list-item>
          </text:list>
        </text:list-item>
      </text:list>
      <text:h text:style-name="_5f_Paragraphe_5f_2pt" text:outline-level="1"/>
      <text:list text:continue-numbering="true" text:style-name="_5f_Numérotation_20_des_20_exercices">
        <text:list-item>
          <text:list>
            <text:list-item>
              <text:h text:style-name="P46" text:outline-level="2"><draw:g text:anchor-type="paragraph" draw:z-index="169" draw:name="Forme 14" draw:style-name="gr17"><draw:line draw:style-name="gr19" draw:text-style-name="P60" svg:x1="0.078cm" svg:y1="0.598cm" svg:x2="9.055cm" svg:y2="0.598cm"><text:p/></draw:line><draw:g draw:style-name="gr12"><draw:line draw:style-name="gr22" draw:text-style-name="P61" svg:x1="0.857cm" svg:y1="0.507cm" svg:x2="1.108cm" svg:y2="0.682cm"><text:p/></draw:line><draw:line draw:style-name="gr22" draw:text-style-name="P61" svg:x1="1.108cm" svg:y1="0.507cm" svg:x2="0.857cm" svg:y2="0.682cm"><text:p/></draw:line></draw:g><draw:g draw:style-name="gr12"><draw:line draw:style-name="gr22" draw:text-style-name="P61" svg:x1="3.85cm" svg:y1="0.507cm" svg:x2="4.099cm" svg:y2="0.682cm"><text:p/></draw:line><draw:line draw:style-name="gr22" draw:text-style-name="P61" svg:x1="4.099cm" svg:y1="0.507cm" svg:x2="3.85cm" svg:y2="0.682cm"><text:p/></draw:line></draw:g><draw:frame draw:style-name="gr23" draw:text-style-name="P62" svg:width="0.756cm" svg:height="0.664cm" svg:x="-0.298cm" svg:y="0.702cm"><draw:text-box><text:p text:style-name="P56"><text:span text:style-name="T16">0</text:span></text:p></draw:text-box></draw:frame><draw:line draw:style-name="gr24" draw:text-style-name="P63" svg:x1="0.078cm" svg:y1="0.492cm" svg:x2="0.078cm" svg:y2="0.701cm"><text:p/></draw:line><draw:line draw:style-name="gr24" draw:text-style-name="P63" svg:x1="1.572cm" svg:y1="0.492cm" svg:x2="1.572cm" svg:y2="0.702cm"><text:p/></draw:line><draw:line draw:style-name="gr25" draw:text-style-name="P63" svg:x1="1.873cm" svg:y1="0.529cm" svg:x2="1.873cm" svg:y2="0.669cm"><text:p/></draw:line><draw:line draw:style-name="gr25" draw:text-style-name="P63" svg:x1="2.171cm" svg:y1="0.529cm" svg:x2="2.171cm" svg:y2="0.669cm"><text:p/></draw:line><draw:line draw:style-name="gr25" draw:text-style-name="P63" svg:x1="2.471cm" svg:y1="0.529cm" svg:x2="2.471cm" svg:y2="0.669cm"><text:p/></draw:line><draw:line draw:style-name="gr25" draw:text-style-name="P63" svg:x1="2.768cm" svg:y1="0.529cm" svg:x2="2.768cm" svg:y2="0.669cm"><text:p/></draw:line><draw:line draw:style-name="gr25" draw:text-style-name="P63" svg:x1="1.286cm" svg:y1="0.529cm" svg:x2="1.286cm" svg:y2="0.669cm"><text:p/></draw:line><draw:line draw:style-name="gr25" draw:text-style-name="P63" svg:x1="0.984cm" svg:y1="0.529cm" svg:x2="0.984cm" svg:y2="0.669cm"><text:p/></draw:line><draw:line draw:style-name="gr25" draw:text-style-name="P63" svg:x1="0.683cm" svg:y1="0.529cm" svg:x2="0.683cm" svg:y2="0.669cm"><text:p/></draw:line><draw:line draw:style-name="gr25" draw:text-style-name="P63" svg:x1="0.379cm" svg:y1="0.529cm" svg:x2="0.379cm" svg:y2="0.669cm"><text:p/></draw:line><draw:line draw:style-name="gr25" draw:text-style-name="P63" svg:x1="3.076cm" svg:y1="0.492cm" svg:x2="3.076cm" svg:y2="0.701cm"><text:p/></draw:line><draw:line draw:style-name="gr25" draw:text-style-name="P63" svg:x1="4.57cm" svg:y1="0.529cm" svg:x2="4.57cm" svg:y2="0.668cm"><text:p/></draw:line><draw:line draw:style-name="gr25" draw:text-style-name="P63" svg:x1="4.868cm" svg:y1="0.529cm" svg:x2="4.868cm" svg:y2="0.669cm"><text:p/></draw:line><draw:line draw:style-name="gr25" draw:text-style-name="P63" svg:x1="5.168cm" svg:y1="0.529cm" svg:x2="5.168cm" svg:y2="0.669cm"><text:p/></draw:line><draw:line draw:style-name="gr25" draw:text-style-name="P63" svg:x1="5.466cm" svg:y1="0.529cm" svg:x2="5.466cm" svg:y2="0.669cm"><text:p/></draw:line><draw:line draw:style-name="gr25" draw:text-style-name="P63" svg:x1="5.764cm" svg:y1="0.529cm" svg:x2="5.764cm" svg:y2="0.669cm"><text:p/></draw:line><draw:line draw:style-name="gr25" draw:text-style-name="P63" svg:x1="4.269cm" svg:y1="0.529cm" svg:x2="4.269cm" svg:y2="0.669cm"><text:p/></draw:line><draw:line draw:style-name="gr25" draw:text-style-name="P63" svg:x1="3.97cm" svg:y1="0.529cm" svg:x2="3.97cm" svg:y2="0.669cm"><text:p/></draw:line><draw:line draw:style-name="gr25" draw:text-style-name="P63" svg:x1="3.674cm" svg:y1="0.529cm" svg:x2="3.674cm" svg:y2="0.669cm"><text:p/></draw:line><draw:line draw:style-name="gr25" draw:text-style-name="P63" svg:x1="3.373cm" svg:y1="0.529cm" svg:x2="3.373cm" svg:y2="0.669cm"><text:p/></draw:line><draw:line draw:style-name="gr25" draw:text-style-name="P63" svg:x1="6.064cm" svg:y1="0.492cm" svg:x2="6.064cm" svg:y2="0.701cm"><text:p/></draw:line><draw:line draw:style-name="gr25" draw:text-style-name="P63" svg:x1="6.362cm" svg:y1="0.529cm" svg:x2="6.362cm" svg:y2="0.669cm"><text:p/></draw:line><draw:line draw:style-name="gr25" draw:text-style-name="P63" svg:x1="6.662cm" svg:y1="0.529cm" svg:x2="6.662cm" svg:y2="0.669cm"><text:p/></draw:line><draw:line draw:style-name="gr25" draw:text-style-name="P63" svg:x1="6.963cm" svg:y1="0.529cm" svg:x2="6.963cm" svg:y2="0.669cm"><text:p/></draw:line><draw:line draw:style-name="gr25" draw:text-style-name="P63" svg:x1="7.26cm" svg:y1="0.529cm" svg:x2="7.26cm" svg:y2="0.669cm"><text:p/></draw:line><draw:frame draw:style-name="gr23" draw:text-style-name="P62" svg:width="0.756cm" svg:height="0.664cm" svg:x="1.235cm" svg:y="0.7cm"><draw:text-box><text:p text:style-name="P56"><text:span text:style-name="T16">1</text:span></text:p></draw:text-box></draw:frame><draw:line draw:style-name="gr25" draw:text-style-name="P63" svg:x1="3.076cm" svg:y1="0.529cm" svg:x2="3.076cm" svg:y2="0.668cm"><text:p/></draw:line><draw:frame draw:style-name="gr26" draw:text-style-name="P62" svg:width="0.773cm" svg:height="0.664cm" svg:x="0.589cm" svg:y="0.069cm"><draw:text-box><text:p text:style-name="P56"><text:span text:style-name="T16">A</text:span></text:p></draw:text-box></draw:frame><draw:line draw:style-name="gr25" draw:text-style-name="P63" svg:x1="0.977cm" svg:y1="0.529cm" svg:x2="0.977cm" svg:y2="0.668cm"><text:p/></draw:line><draw:frame draw:style-name="gr26" draw:text-style-name="P62" svg:width="0.773cm" svg:height="0.664cm" svg:x="3.614cm" svg:y="0.074cm"><draw:text-box><text:p text:style-name="P56"><text:span text:style-name="T16">B</text:span></text:p></draw:text-box></draw:frame><draw:line draw:style-name="gr25" draw:text-style-name="P63" svg:x1="4.57cm" svg:y1="0.492cm" svg:x2="4.57cm" svg:y2="0.702cm"><text:p/></draw:line><draw:line draw:style-name="gr25" draw:text-style-name="P63" svg:x1="7.557cm" svg:y1="0.492cm" svg:x2="7.557cm" svg:y2="0.701cm"><text:p/></draw:line><draw:line draw:style-name="gr25" draw:text-style-name="P63" svg:x1="7.86cm" svg:y1="0.529cm" svg:x2="7.86cm" svg:y2="0.669cm"><text:p/></draw:line><draw:line draw:style-name="gr25" draw:text-style-name="P63" svg:x1="8.156cm" svg:y1="0.529cm" svg:x2="8.156cm" svg:y2="0.669cm"><text:p/></draw:line><draw:line draw:style-name="gr25" draw:text-style-name="P63" svg:x1="8.458cm" svg:y1="0.529cm" svg:x2="8.458cm" svg:y2="0.669cm"><text:p/></draw:line></draw:g><text:span text:style-name="_5f_Caractères">C </text:span><text:span text:style-name="_5f_Caractères"><draw:frame draw:style-name="fr3" draw:name="Objet11" text:anchor-type="as-char" svg:width="0.982cm" svg:height="0.96cm" draw:z-index="18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pointillés_20_gris"><text:tab/></text:span><text:span text:style-name="_5f_Caractères">D</text:span><draw:frame draw:style-name="fr3" draw:name="Objet12" text:anchor-type="as-char" svg:width="0.982cm" svg:height="0.96cm" draw:z-index="183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    </text:list-item>
          </text:list>
        </text:list-item>
      </text:list>
      <text:h text:style-name="_5f_Paragraphe_5f_2pt" text:outline-level="1"/>
      <text:list text:continue-numbering="true" text:style-name="_5f_Numérotation_20_des_20_exercices">
        <text:list-item>
          <text:list>
            <text:list-item>
              <text:h text:style-name="P46" text:outline-level="2"><draw:g text:anchor-type="paragraph" draw:z-index="167" draw:name="Objet de groupe 44" draw:style-name="gr17"><draw:line draw:style-name="gr2" draw:text-style-name="P51" svg:x1="0.03cm" svg:y1="0.34cm" svg:x2="0.03cm" svg:y2="0.827cm"><text:p/></draw:line><draw:line draw:style-name="gr32" draw:text-style-name="P51" svg:x1="0.03cm" svg:y1="0.34cm" svg:x2="0.03cm" svg:y2="0.827cm"><text:p/></draw:line><draw:line draw:style-name="gr32" draw:text-style-name="P51" svg:x1="3.758cm" svg:y1="0.34cm" svg:x2="3.758cm" svg:y2="0.827cm"><text:p/></draw:line><draw:line draw:style-name="gr32" draw:text-style-name="P51" svg:x1="7.491cm" svg:y1="0.34cm" svg:x2="7.491cm" svg:y2="0.827cm"><text:p/></draw:line><draw:line draw:style-name="gr2" draw:text-style-name="P51" svg:x1="0.656cm" svg:y1="0.462cm" svg:x2="0.656cm" svg:y2="0.706cm"><text:p/></draw:line><draw:line draw:style-name="gr2" draw:text-style-name="P51" svg:x1="8.112cm" svg:y1="0.462cm" svg:x2="8.112cm" svg:y2="0.706cm"><text:p/></draw:line><draw:line draw:style-name="gr2" draw:text-style-name="P51" svg:x1="6.87cm" svg:y1="0.462cm" svg:x2="6.87cm" svg:y2="0.706cm"><text:p/></draw:line><draw:line draw:style-name="gr2" draw:text-style-name="P51" svg:x1="6.246cm" svg:y1="0.462cm" svg:x2="6.246cm" svg:y2="0.706cm"><text:p/></draw:line><draw:line draw:style-name="gr2" draw:text-style-name="P51" svg:x1="5.625cm" svg:y1="0.462cm" svg:x2="5.625cm" svg:y2="0.706cm"><text:p/></draw:line><draw:line draw:style-name="gr2" draw:text-style-name="P51" svg:x1="5.002cm" svg:y1="0.462cm" svg:x2="5.002cm" svg:y2="0.706cm"><text:p/></draw:line><draw:line draw:style-name="gr2" draw:text-style-name="P51" svg:x1="4.38cm" svg:y1="0.462cm" svg:x2="4.38cm" svg:y2="0.706cm"><text:p/></draw:line><draw:line draw:style-name="gr2" draw:text-style-name="P51" svg:x1="3.136cm" svg:y1="0.462cm" svg:x2="3.136cm" svg:y2="0.706cm"><text:p/></draw:line><draw:line draw:style-name="gr2" draw:text-style-name="P51" svg:x1="2.522cm" svg:y1="0.462cm" svg:x2="2.522cm" svg:y2="0.706cm"><text:p/></draw:line><draw:line draw:style-name="gr2" draw:text-style-name="P51" svg:x1="1.903cm" svg:y1="0.462cm" svg:x2="1.903cm" svg:y2="0.706cm"><text:p/></draw:line><draw:line draw:style-name="gr2" draw:text-style-name="P51" svg:x1="1.277cm" svg:y1="0.462cm" svg:x2="1.277cm" svg:y2="0.706cm"><text:p/></draw:line><draw:line draw:style-name="gr3" draw:text-style-name="P52" svg:x1="0.03cm" svg:y1="0.581cm" svg:x2="9.041cm" svg:y2="0.581cm"><text:p/></draw:line><draw:frame draw:style-name="gr10" draw:text-style-name="P55" svg:width="0.727cm" svg:height="0.664cm" svg:x="-0.298cm" svg:y="0.779cm"><draw:text-box><text:p text:style-name="P53"><text:span text:style-name="T12">0</text:span></text:p></draw:text-box></draw:frame><draw:frame draw:style-name="gr10" draw:text-style-name="P55" svg:width="0.727cm" svg:height="0.664cm" svg:x="3.41cm" svg:y="0.779cm"><draw:text-box><text:p text:style-name="P53"><text:span text:style-name="T12">1</text:span></text:p></draw:text-box></draw:frame><draw:frame draw:style-name="gr6" draw:text-style-name="P58" svg:width="0.853cm" svg:height="0.664cm" svg:x="7.154cm" svg:y="0.788cm"><draw:text-box><text:p text:style-name="P56"><text:span text:style-name="T14">2</text:span></text:p></draw:text-box></draw:frame><draw:g draw:style-name="gr12"><draw:line draw:style-name="gr13" draw:text-style-name="P51" svg:x1="1.769cm" svg:y1="0.479cm" svg:x2="2.019cm" svg:y2="0.682cm"><text:p/></draw:line><draw:line draw:style-name="gr13" draw:text-style-name="P51" svg:x1="2.019cm" svg:y1="0.479cm" svg:x2="1.769cm" svg:y2="0.682cm"><text:p/></draw:line></draw:g><draw:g draw:style-name="gr12"><draw:line draw:style-name="gr13" draw:text-style-name="P51" svg:x1="6.746cm" svg:y1="0.479cm" svg:x2="6.996cm" svg:y2="0.682cm"><text:p/></draw:line><draw:line draw:style-name="gr13" draw:text-style-name="P51" svg:x1="6.996cm" svg:y1="0.479cm" svg:x2="6.746cm" svg:y2="0.682cm"><text:p/></draw:line></draw:g><draw:frame draw:style-name="gr33" draw:text-style-name="P55" svg:width="0.772cm" svg:height="0.664cm" svg:x="1.783cm" svg:y="0.067cm"><draw:text-box><text:p text:style-name="P53"><text:span text:style-name="T15">C</text:span></text:p></draw:text-box></draw:frame><draw:frame draw:style-name="gr34" draw:text-style-name="P55" svg:width="0.796cm" svg:height="0.664cm" svg:x="6.747cm" svg:y="0.051cm"><draw:text-box><text:p text:style-name="P53"><text:span text:style-name="T15">D</text:span></text:p></draw:text-box></draw:frame></draw:g><text:span text:style-name="_5f_Caractères">E </text:span><text:span text:style-name="_5f_Caractères"><draw:frame draw:style-name="fr3" draw:name="Objet13" text:anchor-type="as-char" svg:width="0.982cm" svg:height="0.96cm" draw:z-index="18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tab/></text:span><text:span text:style-name="_5f_Caractères">F </text:span><draw:frame draw:style-name="fr3" draw:name="Objet14" text:anchor-type="as-char" svg:width="0.982cm" svg:height="0.96cm" draw:z-index="181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    </text:list-item>
          </text:list>
        </text:list-item>
      </text:list>
      <text:h text:style-name="_5f_Paragraphe_5f_2pt" text:outline-level="1"/>
      <text:h text:style-name="P44" text:outline-level="1"><draw:g text:anchor-type="paragraph" draw:z-index="170" draw:name="Forme 18" draw:style-name="gr17"><draw:line draw:style-name="gr18" draw:text-style-name="P51" svg:x1="5.182cm" svg:y1="0.538cm" svg:x2="5.182cm" svg:y2="0.794cm"><text:p/></draw:line><draw:line draw:style-name="gr18" draw:text-style-name="P51" svg:x1="0.022cm" svg:y1="0.418cm" svg:x2="0.022cm" svg:y2="0.93cm"><text:p/></draw:line><draw:line draw:style-name="gr18" draw:text-style-name="P51" svg:x1="7.244cm" svg:y1="0.538cm" svg:x2="7.244cm" svg:y2="0.794cm"><text:p/></draw:line><draw:line draw:style-name="gr18" draw:text-style-name="P51" svg:x1="6.212cm" svg:y1="0.418cm" svg:x2="6.212cm" svg:y2="0.93cm"><text:p/></draw:line><draw:line draw:style-name="gr18" draw:text-style-name="P51" svg:x1="4.15cm" svg:y1="0.538cm" svg:x2="4.15cm" svg:y2="0.794cm"><text:p/></draw:line><draw:line draw:style-name="gr18" draw:text-style-name="P51" svg:x1="3.12cm" svg:y1="0.418cm" svg:x2="3.12cm" svg:y2="0.93cm"><text:p/></draw:line><draw:line draw:style-name="gr18" draw:text-style-name="P51" svg:x1="2.088cm" svg:y1="0.538cm" svg:x2="2.088cm" svg:y2="0.794cm"><text:p/></draw:line><draw:line draw:style-name="gr18" draw:text-style-name="P51" svg:x1="1.055cm" svg:y1="0.538cm" svg:x2="1.055cm" svg:y2="0.794cm"><text:p/></draw:line><draw:line draw:style-name="gr19" draw:text-style-name="P52" svg:x1="0.024cm" svg:y1="0.672cm" svg:x2="8.975cm" svg:y2="0.68cm"><text:p/></draw:line><draw:frame draw:style-name="gr20" draw:text-style-name="P55" svg:width="0.708cm" svg:height="0.664cm" svg:x="-0.314cm" svg:y="0.926cm"><draw:text-box><text:p text:style-name="P56"><text:span text:style-name="T12">0</text:span></text:p></draw:text-box></draw:frame><draw:frame draw:style-name="gr21" draw:text-style-name="P55" svg:width="0.727cm" svg:height="0.664cm" svg:x="1.953cm" svg:y="0.132cm"><draw:text-box><text:p text:style-name="P56"><text:span text:style-name="T15">E</text:span></text:p></draw:text-box></draw:frame><draw:frame draw:style-name="gr20" draw:text-style-name="P55" svg:width="0.708cm" svg:height="0.664cm" svg:x="5.038cm" svg:y="0.116cm"><draw:text-box><text:p text:style-name="P56"><text:span text:style-name="T15">F</text:span></text:p></draw:text-box></draw:frame><draw:g draw:style-name="gr12"><draw:line draw:style-name="gr22" draw:text-style-name="P51" svg:x1="1.954cm" svg:y1="0.568cm" svg:x2="2.223cm" svg:y2="0.778cm"><text:p/></draw:line><draw:line draw:style-name="gr22" draw:text-style-name="P51" svg:x1="2.223cm" svg:y1="0.568cm" svg:x2="1.954cm" svg:y2="0.778cm"><text:p/></draw:line></draw:g><draw:g draw:style-name="gr12"><draw:line draw:style-name="gr22" draw:text-style-name="P51" svg:x1="5.055cm" svg:y1="0.564cm" svg:x2="5.322cm" svg:y2="0.774cm"><text:p/></draw:line><draw:line draw:style-name="gr22" draw:text-style-name="P51" svg:x1="5.322cm" svg:y1="0.564cm" svg:x2="5.055cm" svg:y2="0.774cm"><text:p/></draw:line></draw:g><draw:frame draw:style-name="gr20" draw:text-style-name="P55" svg:width="0.708cm" svg:height="0.664cm" svg:x="2.792cm" svg:y="0.926cm"><draw:text-box><text:p text:style-name="P56"><text:span text:style-name="T12">1</text:span></text:p></draw:text-box></draw:frame></draw:g></text:h>
      <text:list text:continue-numbering="true" text:style-name="_5f_Numérotation_20_des_20_exercices">
        <text:list-item>
          <text:h text:style-name="P49" text:outline-level="1"><text:span text:style-name="_5f_Caractères_5f_gras"> Sans l'origine !</text:span></text:h>
          <text:list>
            <text:list-item>
              <text:h text:style-name="P46" text:outline-level="2"><text:span text:style-name="_5f_Caractères_5f_espacement_5f_-0_2c_2pt">Écris, sous forme de fraction, l'abscisse de chaque point</text:span><text:span text:style-name="_5f_Caractères_5f_espacement_5f_-0_2c_2pt"><text:span text:style-name="T10">.</text:span></text:span></text:h>
            </text:list-item>
          </text:list>
        </text:list-item>
      </text:list>
      <text:h text:style-name="P44" text:outline-level="1"><text:span text:style-name="_5f_pointillés_20_gris"><text:tab/></text:span><text:span text:style-name="_5f_Caractères">E </text:span><text:span text:style-name="_5f_Caractères"><draw:frame draw:style-name="fr3" draw:name="Objet15" text:anchor-type="as-char" svg:width="0.982cm" svg:height="0.96cm" draw:z-index="18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pointillés_20_gris"><text:tab/></text:span><text:span text:style-name="_5f_Caractères">F </text:span><draw:frame draw:style-name="fr3" draw:name="Objet16" text:anchor-type="as-char" svg:width="0.982cm" svg:height="0.96cm" draw:z-index="179"><draw:object xlink:href="./Object 16" xlink:type="simple" xlink:show="embed" xlink:actuate="onLoad"/><draw:image xlink:href="./ObjectReplacements/Object 16" xlink:type="simple" xlink:show="embed" xlink:actuate="onLoad"/><svg:desc>formule</svg:desc></draw:frame></text:h>
      <text:h text:style-name="P44" text:outline-level="1"><text:span text:style-name="_5f_Caractères_5f_2pt"/></text:h>
      <text:p text:style-name="P13"><draw:g text:anchor-type="as-char" draw:z-index="193" draw:name="Objet de groupe 43" draw:style-name="gr7"><draw:line draw:style-name="gr2" draw:text-style-name="P51" svg:x1="5.973cm" svg:y1="0.497cm" svg:x2="5.973cm" svg:y2="0.768cm"><text:p/></draw:line><draw:line draw:style-name="gr2" draw:text-style-name="P51" svg:x1="1.153cm" svg:y1="0.366cm" svg:x2="1.153cm" svg:y2="0.908cm"><text:p/></draw:line><draw:line draw:style-name="gr2" draw:text-style-name="P51" svg:x1="7.904cm" svg:y1="0.497cm" svg:x2="7.904cm" svg:y2="0.768cm"><text:p/></draw:line><draw:line draw:style-name="gr2" draw:text-style-name="P51" svg:x1="6.936cm" svg:y1="0.366cm" svg:x2="6.936cm" svg:y2="0.908cm"><text:p/></draw:line><draw:line draw:style-name="gr2" draw:text-style-name="P51" svg:x1="5.009cm" svg:y1="0.497cm" svg:x2="5.009cm" svg:y2="0.768cm"><text:p/></draw:line><draw:line draw:style-name="gr2" draw:text-style-name="P51" svg:x1="4.045cm" svg:y1="0.366cm" svg:x2="4.045cm" svg:y2="0.908cm"><text:p/></draw:line><draw:line draw:style-name="gr2" draw:text-style-name="P51" svg:x1="3.082cm" svg:y1="0.497cm" svg:x2="3.082cm" svg:y2="0.768cm"><text:p/></draw:line><draw:line draw:style-name="gr2" draw:text-style-name="P51" svg:x1="2.116cm" svg:y1="0.497cm" svg:x2="2.116cm" svg:y2="0.768cm"><text:p/></draw:line><draw:line draw:style-name="gr3" draw:text-style-name="P52" svg:x1="0.183cm" svg:y1="0.639cm" svg:x2="9.118cm" svg:y2="0.639cm"><text:p/></draw:line><draw:frame draw:style-name="gr8" draw:text-style-name="P54" svg:width="0.72cm" svg:height="0.666cm" svg:x="0cm" svg:y="0.907cm"><draw:text-box><text:p text:style-name="P53"><text:span text:style-name="T11">0</text:span></text:p></draw:text-box></draw:frame><draw:frame draw:style-name="gr6" draw:text-style-name="P58" svg:width="0.719cm" svg:height="0.664cm" svg:x="0.79cm" svg:y="0.822cm"><draw:text-box><text:p text:style-name="P56"><text:span text:style-name="T14">2</text:span></text:p></draw:text-box></draw:frame><draw:frame draw:style-name="gr9" draw:text-style-name="P55" svg:width="0.72cm" svg:height="0.666cm" svg:x="3.738cm" svg:y="0.82cm"><draw:text-box><text:p text:style-name="P53"><text:span text:style-name="T12">3</text:span></text:p></draw:text-box></draw:frame><draw:frame draw:style-name="gr10" draw:text-style-name="P55" svg:width="0.727cm" svg:height="0.664cm" svg:x="2.955cm" svg:y="0cm"><draw:text-box><text:p text:style-name="P53"><text:span text:style-name="T15">E</text:span></text:p></draw:text-box></draw:frame><draw:frame draw:style-name="gr11" draw:text-style-name="P55" svg:width="0.708cm" svg:height="0.664cm" svg:x="5.842cm" svg:y="0.005cm"><draw:text-box><text:p text:style-name="P53"><text:span text:style-name="T15">F</text:span></text:p></draw:text-box></draw:frame><draw:frame draw:style-name="gr9" draw:text-style-name="P55" svg:width="0.72cm" svg:height="0.666cm" svg:x="6.583cm" svg:y="0.82cm"><draw:text-box><text:p text:style-name="P53"><text:span text:style-name="T12">4</text:span></text:p></draw:text-box></draw:frame><draw:g draw:style-name="gr12"><draw:line draw:style-name="gr13" draw:text-style-name="P51" svg:x1="2.955cm" svg:y1="0.527cm" svg:x2="3.207cm" svg:y2="0.749cm"><text:p/></draw:line><draw:line draw:style-name="gr13" draw:text-style-name="P51" svg:x1="3.207cm" svg:y1="0.527cm" svg:x2="2.955cm" svg:y2="0.749cm"><text:p/></draw:line></draw:g><draw:g draw:style-name="gr12"><draw:line draw:style-name="gr13" draw:text-style-name="P51" svg:x1="5.853cm" svg:y1="0.52cm" svg:x2="6.103cm" svg:y2="0.742cm"><text:p/></draw:line><draw:line draw:style-name="gr13" draw:text-style-name="P51" svg:x1="6.103cm" svg:y1="0.52cm" svg:x2="5.853cm" svg:y2="0.742cm"><text:p/></draw:line></draw:g></draw:g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Place les points suivants sur l'axe gradué :</text:span></text:h>
            </text:list-item>
          </text:list>
        </text:list-item>
      </text:list>
      <text:h text:style-name="P44" text:outline-level="1"><text:span text:style-name="_5f_pointillés_20_gris"><text:tab/></text:span><text:span text:style-name="_5f_Caractères">G</text:span><text:span text:style-name="_5f_Caractères"><draw:frame draw:style-name="fr3" draw:name="Objet44" text:anchor-type="as-char" svg:width="0.646cm" svg:height="0.96cm" draw:z-index="17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_5f_pointillés_20_gris"><text:tab/></text:span><text:span text:style-name="_5f_Caractères">H</text:span><text:span text:style-name="_5f_Caractères"><draw:frame draw:style-name="fr3" draw:name="Objet45" text:anchor-type="as-char" svg:width="0.646cm" svg:height="0.96cm" draw:z-index="177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_5f_pointillés_20_gris"><text:tab/></text:span><text:span text:style-name="_5f_Caractères">K</text:span><text:span text:style-name="_5f_Caractères"><draw:frame draw:style-name="fr3" draw:name="Objet46" text:anchor-type="as-char" svg:width="0.646cm" svg:height="0.96cm" draw:z-index="176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h>
      <text:h text:style-name="_5f_Paragraphe_5f_2pt" text:outline-level="1"><text:span text:style-name="_5f_Caractères_5f_2pt"/></text:h>
      <text:p text:style-name="P13"><text:span text:style-name="_5f_Caractères"><draw:g text:anchor-type="as-char" draw:z-index="194" draw:name="Objet de groupe 47" draw:style-name="gr1"><draw:line draw:style-name="gr2" draw:text-style-name="P51" svg:x1="3.845cm" svg:y1="0.147cm" svg:x2="3.845cm" svg:y2="0.449cm"><text:p/></draw:line><draw:line draw:style-name="gr2" draw:text-style-name="P51" svg:x1="7.57cm" svg:y1="0.147cm" svg:x2="7.57cm" svg:y2="0.449cm"><text:p/></draw:line><draw:line draw:style-name="gr2" draw:text-style-name="P51" svg:x1="0.741cm" svg:y1="0cm" svg:x2="0.741cm" svg:y2="0.6cm"><text:p/></draw:line><draw:line draw:style-name="gr2" draw:text-style-name="P51" svg:x1="8.191cm" svg:y1="0cm" svg:x2="8.191cm" svg:y2="0.6cm"><text:p/></draw:line><draw:line draw:style-name="gr2" draw:text-style-name="P51" svg:x1="6.949cm" svg:y1="0.147cm" svg:x2="6.949cm" svg:y2="0.45cm"><text:p/></draw:line><draw:line draw:style-name="gr2" draw:text-style-name="P51" svg:x1="6.325cm" svg:y1="0.147cm" svg:x2="6.325cm" svg:y2="0.45cm"><text:p/></draw:line><draw:line draw:style-name="gr2" draw:text-style-name="P51" svg:x1="5.703cm" svg:y1="0cm" svg:x2="5.703cm" svg:y2="0.6cm"><text:p/></draw:line><draw:line draw:style-name="gr2" draw:text-style-name="P51" svg:x1="5.085cm" svg:y1="0.147cm" svg:x2="5.085cm" svg:y2="0.449cm"><text:p/></draw:line><draw:line draw:style-name="gr2" draw:text-style-name="P51" svg:x1="4.463cm" svg:y1="0.147cm" svg:x2="4.463cm" svg:y2="0.45cm"><text:p/></draw:line><draw:line draw:style-name="gr2" draw:text-style-name="P51" svg:x1="3.223cm" svg:y1="0cm" svg:x2="3.223cm" svg:y2="0.6cm"><text:p/></draw:line><draw:line draw:style-name="gr2" draw:text-style-name="P51" svg:x1="2.604cm" svg:y1="0.147cm" svg:x2="2.604cm" svg:y2="0.449cm"><text:p/></draw:line><draw:line draw:style-name="gr2" draw:text-style-name="P51" svg:x1="1.983cm" svg:y1="0.147cm" svg:x2="1.983cm" svg:y2="0.45cm"><text:p/></draw:line><draw:line draw:style-name="gr2" draw:text-style-name="P51" svg:x1="1.362cm" svg:y1="0.147cm" svg:x2="1.362cm" svg:y2="0.45cm"><text:p/></draw:line><draw:line draw:style-name="gr3" draw:text-style-name="P52" svg:x1="0.12cm" svg:y1="0.297cm" svg:x2="9.12cm" svg:y2="0.297cm"><text:p/></draw:line><draw:frame draw:style-name="gr4" draw:text-style-name="P54" svg:width="0.715cm" svg:height="0.666cm" svg:x="0cm" svg:y="0.601cm"><draw:text-box><text:p text:style-name="P53"><text:span text:style-name="T11">0</text:span></text:p></draw:text-box></draw:frame><draw:frame draw:style-name="gr5" draw:text-style-name="P55" svg:width="0.715cm" svg:height="0.664cm" svg:x="0.42cm" svg:y="0.49cm"><draw:text-box><text:p text:style-name="P53"><text:span text:style-name="T12">1</text:span></text:p></draw:text-box></draw:frame><draw:frame draw:style-name="gr6" draw:text-style-name="P57" svg:width="0.854cm" svg:height="0.664cm" svg:x="2.893cm" svg:y="0.49cm"><draw:text-box><text:p text:style-name="P56"><text:span text:style-name="T13">2</text:span></text:p></draw:text-box></draw:frame><draw:frame draw:style-name="gr5" draw:text-style-name="P55" svg:width="0.715cm" svg:height="0.664cm" svg:x="5.332cm" svg:y="0.49cm"><draw:text-box><text:p text:style-name="P53"><text:span text:style-name="T12">3</text:span></text:p></draw:text-box></draw:frame><draw:frame draw:style-name="gr5" draw:text-style-name="P55" svg:width="0.715cm" svg:height="0.664cm" svg:x="7.856cm" svg:y="0.49cm"><draw:text-box><text:p text:style-name="P53"><text:span text:style-name="T12">4</text:span></text:p></draw:text-box></draw:frame></draw:g></text:span></text:p>
      <text:list text:continue-numbering="true" text:style-name="_5f_Numérotation_20_des_20_exercices">
        <text:list-item>
          <text:h text:style-name="P47" text:outline-level="1"><text:span text:style-name="_5f_Caractères_5f_gras">Sans l’unité !</text:span></text:h>
          <text:list>
            <text:list-item>
              <text:h text:style-name="P46" text:outline-level="2"><text:span text:style-name="_5f_Caractères">Écris, sous forme de fraction, l'abscisse des points L et M ci-dessous </text:span><text:span text:style-name="_5f_Caractères"><text:span text:style-name="T10">.</text:span></text:span></text:h>
            </text:list-item>
          </text:list>
        </text:list-item>
      </text:list>
      <text:h text:style-name="P44" text:outline-level="1"><draw:g text:anchor-type="paragraph" draw:z-index="164" draw:name="Objet de groupe 17" draw:style-name="gr17"><draw:line draw:style-name="gr2" draw:text-style-name="P51" svg:x1="5.512cm" svg:y1="1.57cm" svg:x2="5.512cm" svg:y2="1.875cm"><text:p/></draw:line><draw:line draw:style-name="gr2" draw:text-style-name="P51" svg:x1="0.128cm" svg:y1="1.423cm" svg:x2="0.128cm" svg:y2="2.032cm"><text:p/></draw:line><draw:line draw:style-name="gr2" draw:text-style-name="P51" svg:x1="7.657cm" svg:y1="1.57cm" svg:x2="7.657cm" svg:y2="1.875cm"><text:p/></draw:line><draw:line draw:style-name="gr2" draw:text-style-name="P51" svg:x1="6.581cm" svg:y1="1.423cm" svg:x2="6.581cm" svg:y2="2.032cm"><text:p/></draw:line><draw:line draw:style-name="gr2" draw:text-style-name="P51" svg:x1="4.436cm" svg:y1="1.57cm" svg:x2="4.436cm" svg:y2="1.875cm"><text:p/></draw:line><draw:line draw:style-name="gr2" draw:text-style-name="P51" svg:x1="3.36cm" svg:y1="1.423cm" svg:x2="3.36cm" svg:y2="2.032cm"><text:p/></draw:line><draw:line draw:style-name="gr2" draw:text-style-name="P51" svg:x1="2.284cm" svg:y1="1.57cm" svg:x2="2.284cm" svg:y2="1.875cm"><text:p/></draw:line><draw:line draw:style-name="gr2" draw:text-style-name="P51" svg:x1="1.201cm" svg:y1="1.57cm" svg:x2="1.201cm" svg:y2="1.875cm"><text:p/></draw:line><draw:line draw:style-name="gr3" draw:text-style-name="P52" svg:x1="0.128cm" svg:y1="1.727cm" svg:x2="9.018cm" svg:y2="1.727cm"><text:p/></draw:line><draw:frame draw:style-name="gr37" draw:text-style-name="P55" svg:width="0.803cm" svg:height="0.668cm" svg:x="-0.222cm" svg:y="1.928cm"><draw:text-box><text:p text:style-name="P53"><text:span text:style-name="T12">0</text:span></text:p></draw:text-box></draw:frame><draw:frame draw:style-name="gr38" draw:text-style-name="P55" svg:width="0.814cm" svg:height="0.666cm" svg:x="2.138cm" svg:y="1.086cm"><draw:text-box><text:p text:style-name="P53"><text:span text:style-name="T15">L</text:span></text:p></draw:text-box></draw:frame><draw:frame draw:style-name="gr39" draw:text-style-name="P55" svg:width="0.81cm" svg:height="0.668cm" svg:x="5.361cm" svg:y="1.067cm"><draw:text-box><text:p text:style-name="P53"><text:span text:style-name="T15">M</text:span></text:p></draw:text-box></draw:frame><draw:g draw:style-name="gr12"><draw:line draw:style-name="gr13" draw:text-style-name="P51" svg:x1="2.136cm" svg:y1="1.6cm" svg:x2="2.417cm" svg:y2="1.85cm"><text:p/></draw:line><draw:line draw:style-name="gr13" draw:text-style-name="P51" svg:x1="2.417cm" svg:y1="1.6cm" svg:x2="2.136cm" svg:y2="1.85cm"><text:p/></draw:line></draw:g><draw:g draw:style-name="gr12"><draw:line draw:style-name="gr13" draw:text-style-name="P51" svg:x1="5.371cm" svg:y1="1.596cm" svg:x2="5.65cm" svg:y2="1.846cm"><text:p/></draw:line><draw:line draw:style-name="gr13" draw:text-style-name="P51" svg:x1="5.65cm" svg:y1="1.596cm" svg:x2="5.371cm" svg:y2="1.846cm"><text:p/></draw:line></draw:g><draw:frame draw:style-name="gr37" draw:text-style-name="P55" svg:width="0.803cm" svg:height="0.668cm" svg:x="6.209cm" svg:y="1.928cm"><draw:text-box><text:p text:style-name="P53"><text:span text:style-name="T12">2</text:span></text:p></draw:text-box></draw:frame></draw:g><text:span text:style-name="_5f_pointillés_20_gris"><text:tab/></text:span><text:span text:style-name="_5f_Caractères">L </text:span><text:span text:style-name="_5f_Caractères"><draw:frame draw:style-name="fr3" draw:name="Objet52" text:anchor-type="as-char" svg:width="0.982cm" svg:height="0.96cm" draw:z-index="17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pointillés_20_gris"><text:tab/><text:tab/></text:span><text:span text:style-name="_5f_Caractères">M</text:span><text:span text:style-name="_5f_Caractères"><draw:frame draw:style-name="fr3" draw:name="Objet53" text:anchor-type="as-char" svg:width="0.982cm" svg:height="0.96cm" draw:z-index="174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h>
      <text:h text:style-name="P44" text:outline-level="1"><text:span text:style-name="_5f_Caractères_5f_2pt"/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_5f_espacement_5f_-0_2c_2pt">Place les points N</text:span><text:span text:style-name="_5f_Caractères_5f_espacement_5f_-0_2c_2pt"><text:span text:style-name="T9">,</text:span></text:span><text:span text:style-name="_5f_Caractères_5f_espacement_5f_-0_2c_2pt"> P et R suivants sur l'axe gradué ci-dessous :</text:span></text:h>
            </text:list-item>
          </text:list>
        </text:list-item>
      </text:list>
      <text:h text:style-name="P44" text:outline-level="1"><text:span text:style-name="_5f_pointillés_20_gris"><text:tab/></text:span><text:span text:style-name="_5f_Caractères">N</text:span><text:span text:style-name="_5f_Caractères"><draw:frame draw:style-name="fr3" draw:name="Objet17" text:anchor-type="as-char" svg:width="0.646cm" svg:height="0.96cm" draw:z-index="17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pointillés_20_gris"><text:tab/></text:span><text:span text:style-name="_5f_Caractères">P</text:span><text:span text:style-name="_5f_Caractères"><draw:frame draw:style-name="fr3" draw:name="Objet48" text:anchor-type="as-char" svg:width="0.646cm" svg:height="0.96cm" draw:z-index="17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pointillés_20_gris"><text:tab/></text:span><text:span text:style-name="_5f_Caractères">R</text:span><text:span text:style-name="_5f_Caractères"><draw:frame draw:style-name="fr3" draw:name="Objet1" text:anchor-type="as-char" svg:width="0.646cm" svg:height="0.96cm" draw:z-index="17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h>
      <text:h text:style-name="P45" text:outline-level="1"><draw:g text:anchor-type="paragraph" draw:z-index="166" draw:name="Objet de groupe 7" draw:style-name="gr35"><draw:line draw:style-name="gr2" draw:text-style-name="P51" svg:x1="3.456cm" svg:y1="0.273cm" svg:x2="3.456cm" svg:y2="0.595cm"><text:p/></draw:line><draw:line draw:style-name="gr2" draw:text-style-name="P51" svg:x1="7.431cm" svg:y1="0.273cm" svg:x2="7.431cm" svg:y2="0.595cm"><text:p/></draw:line><draw:line draw:style-name="gr2" draw:text-style-name="P51" svg:x1="0.141cm" svg:y1="0.117cm" svg:x2="0.141cm" svg:y2="0.756cm"><text:p/></draw:line><draw:line draw:style-name="gr2" draw:text-style-name="P51" svg:x1="8.091cm" svg:y1="0.117cm" svg:x2="8.091cm" svg:y2="0.756cm"><text:p/></draw:line><draw:line draw:style-name="gr2" draw:text-style-name="P51" svg:x1="6.768cm" svg:y1="0.273cm" svg:x2="6.768cm" svg:y2="0.596cm"><text:p/></draw:line><draw:line draw:style-name="gr2" draw:text-style-name="P51" svg:x1="6.103cm" svg:y1="0.273cm" svg:x2="6.103cm" svg:y2="0.596cm"><text:p/></draw:line><draw:line draw:style-name="gr2" draw:text-style-name="P51" svg:x1="5.438cm" svg:y1="0.117cm" svg:x2="5.438cm" svg:y2="0.756cm"><text:p/></draw:line><draw:line draw:style-name="gr2" draw:text-style-name="P51" svg:x1="4.78cm" svg:y1="0.273cm" svg:x2="4.78cm" svg:y2="0.595cm"><text:p/></draw:line><draw:line draw:style-name="gr2" draw:text-style-name="P51" svg:x1="4.115cm" svg:y1="0.273cm" svg:x2="4.115cm" svg:y2="0.596cm"><text:p/></draw:line><draw:line draw:style-name="gr2" draw:text-style-name="P51" svg:x1="2.794cm" svg:y1="0.117cm" svg:x2="2.794cm" svg:y2="0.756cm"><text:p/></draw:line><draw:line draw:style-name="gr2" draw:text-style-name="P51" svg:x1="2.129cm" svg:y1="0.273cm" svg:x2="2.129cm" svg:y2="0.595cm"><text:p/></draw:line><draw:line draw:style-name="gr2" draw:text-style-name="P51" svg:x1="1.469cm" svg:y1="0.273cm" svg:x2="1.469cm" svg:y2="0.596cm"><text:p/></draw:line><draw:line draw:style-name="gr2" draw:text-style-name="P51" svg:x1="0.806cm" svg:y1="0.273cm" svg:x2="0.806cm" svg:y2="0.596cm"><text:p/></draw:line><draw:line draw:style-name="gr3" draw:text-style-name="P52" svg:x1="0.141cm" svg:y1="0.437cm" svg:x2="9.081cm" svg:y2="0.437cm"><text:p/></draw:line><draw:frame draw:style-name="gr36" draw:text-style-name="P55" svg:width="0.766cm" svg:height="0.712cm" svg:x="-0.198cm" svg:y="0.675cm"><draw:text-box><text:p text:style-name="P53"><text:span text:style-name="T12">0</text:span></text:p></draw:text-box></draw:frame><draw:frame draw:style-name="gr36" draw:text-style-name="P55" svg:width="0.766cm" svg:height="0.712cm" svg:x="7.736cm" svg:y="0.675cm"><draw:text-box><text:p text:style-name="P53"><text:span text:style-name="T12">3</text:span></text:p></draw:text-box></draw:frame></draw:g><text:span text:style-name="_5f_Caractères_5f_2pt"/></text:h>
      <text:list text:continue-numbering="true" text:style-name="_5f_Numérotation_20_des_20_exercices">
        <text:list-item>
          <text:h text:style-name="P50" text:outline-level="1"><text:span text:style-name="_5f_Caractères_5f_espacement_5f_-0_2c_2pt">Dans chaque cas, trace une demi‑droite graduée en choisissant au mieux l’unité pour pouvoir ensuite placer précisément les nombres suivants.</text:span></text:h>
          <text:list>
            <text:list-item>
              <text:h text:style-name="P46" text:outline-level="2"><text:span text:style-name="_5f_Caractères">0 ; </text:span><text:span text:style-name="_5f_Caractères"><draw:frame draw:style-name="fr2" draw:name="Objet23" text:anchor-type="as-char" svg:width="0.293cm" svg:height="0.87cm" draw:z-index="14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"> ; </text:span><text:span text:style-name="_5f_Caractères"><draw:frame draw:style-name="fr2" draw:name="Objet24" text:anchor-type="as-char" svg:width="0.293cm" svg:height="0.87cm" draw:z-index="15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 ; </text:span><text:span text:style-name="_5f_Caractères"><draw:frame draw:style-name="fr2" draw:name="Objet25" text:anchor-type="as-char" svg:width="0.293cm" svg:height="0.87cm" draw:z-index="15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 ; </text:span><draw:frame draw:style-name="fr2" draw:name="Objet26" text:anchor-type="as-char" svg:width="0.293cm" svg:height="0.87cm" draw:z-index="154"><draw:object xlink:href="./Object 21" xlink:type="simple" xlink:show="embed" xlink:actuate="onLoad"/><draw:image xlink:href="./ObjectReplacements/Object 21" xlink:type="simple" xlink:show="embed" xlink:actuate="onLoad"/><svg:desc>formule</svg:desc></draw:frame></text:h>
            </text:list-item>
          </text:list>
        </text:list-item>
      </text:list>
      <text:h text:style-name="P44" text:outline-level="1"><text:span text:style-name="_5f_Caractères"><draw:g text:anchor-type="as-char" draw:z-index="165" draw:name="Forme33" draw:style-name="gr27"><draw:line draw:style-name="gr28" draw:text-style-name="P64" svg:x1="0.101cm" svg:y1="-0.001cm" svg:x2="0.101cm" svg:y2="1.032cm"><text:p/></draw:line><draw:line draw:style-name="gr28" draw:text-style-name="P64" svg:x1="0.2cm" svg:y1="-0.001cm" svg:x2="0.2cm" svg:y2="1.032cm"><text:p/></draw:line><draw:line draw:style-name="gr28" draw:text-style-name="P64" svg:x1="0.303cm" svg:y1="-0.001cm" svg:x2="0.303cm" svg:y2="1.032cm"><text:p/></draw:line><draw:line draw:style-name="gr28" draw:text-style-name="P64" svg:x1="0.401cm" svg:y1="-0.001cm" svg:x2="0.401cm" svg:y2="1.032cm"><text:p/></draw:line><draw:line draw:style-name="gr28" draw:text-style-name="P64" svg:x1="0.601cm" svg:y1="-0.001cm" svg:x2="0.601cm" svg:y2="1.032cm"><text:p/></draw:line><draw:line draw:style-name="gr28" draw:text-style-name="P64" svg:x1="0.701cm" svg:y1="-0.001cm" svg:x2="0.701cm" svg:y2="1.032cm"><text:p/></draw:line><draw:line draw:style-name="gr28" draw:text-style-name="P64" svg:x1="0.799cm" svg:y1="-0.001cm" svg:x2="0.799cm" svg:y2="1.032cm"><text:p/></draw:line><draw:line draw:style-name="gr28" draw:text-style-name="P64" svg:x1="0.901cm" svg:y1="-0.001cm" svg:x2="0.901cm" svg:y2="1.032cm"><text:p/></draw:line><draw:line draw:style-name="gr28" draw:text-style-name="P64" svg:x1="1.102cm" svg:y1="-0.001cm" svg:x2="1.102cm" svg:y2="1.032cm"><text:p/></draw:line><draw:line draw:style-name="gr28" draw:text-style-name="P64" svg:x1="1.2cm" svg:y1="-0.001cm" svg:x2="1.2cm" svg:y2="1.032cm"><text:p/></draw:line><draw:line draw:style-name="gr28" draw:text-style-name="P64" svg:x1="1.298cm" svg:y1="-0.001cm" svg:x2="1.298cm" svg:y2="1.032cm"><text:p/></draw:line><draw:line draw:style-name="gr28" draw:text-style-name="P64" svg:x1="1.401cm" svg:y1="-0.001cm" svg:x2="1.401cm" svg:y2="1.032cm"><text:p/></draw:line><draw:line draw:style-name="gr28" draw:text-style-name="P64" svg:x1="1.598cm" svg:y1="-0.001cm" svg:x2="1.598cm" svg:y2="1.032cm"><text:p/></draw:line><draw:line draw:style-name="gr28" draw:text-style-name="P64" svg:x1="1.7cm" svg:y1="-0.001cm" svg:x2="1.7cm" svg:y2="1.032cm"><text:p/></draw:line><draw:line draw:style-name="gr28" draw:text-style-name="P64" svg:x1="1.798cm" svg:y1="-0.001cm" svg:x2="1.798cm" svg:y2="1.032cm"><text:p/></draw:line><draw:line draw:style-name="gr28" draw:text-style-name="P64" svg:x1="1.901cm" svg:y1="-0.001cm" svg:x2="1.901cm" svg:y2="1.032cm"><text:p/></draw:line><draw:line draw:style-name="gr28" draw:text-style-name="P64" svg:x1="2.098cm" svg:y1="-0.001cm" svg:x2="2.098cm" svg:y2="1.032cm"><text:p/></draw:line><draw:line draw:style-name="gr28" draw:text-style-name="P64" svg:x1="2.2cm" svg:y1="-0.001cm" svg:x2="2.2cm" svg:y2="1.032cm"><text:p/></draw:line><draw:line draw:style-name="gr28" draw:text-style-name="P64" svg:x1="2.299cm" svg:y1="-0.001cm" svg:x2="2.299cm" svg:y2="1.032cm"><text:p/></draw:line><draw:line draw:style-name="gr28" draw:text-style-name="P64" svg:x1="2.397cm" svg:y1="-0.001cm" svg:x2="2.397cm" svg:y2="1.032cm"><text:p/></draw:line><draw:line draw:style-name="gr28" draw:text-style-name="P64" svg:x1="2.597cm" svg:y1="-0.001cm" svg:x2="2.597cm" svg:y2="1.032cm"><text:p/></draw:line><draw:line draw:style-name="gr28" draw:text-style-name="P64" svg:x1="2.697cm" svg:y1="-0.001cm" svg:x2="2.697cm" svg:y2="1.032cm"><text:p/></draw:line><draw:line draw:style-name="gr28" draw:text-style-name="P64" svg:x1="2.799cm" svg:y1="-0.001cm" svg:x2="2.799cm" svg:y2="1.032cm"><text:p/></draw:line><draw:line draw:style-name="gr28" draw:text-style-name="P64" svg:x1="2.897cm" svg:y1="-0.001cm" svg:x2="2.897cm" svg:y2="1.032cm"><text:p/></draw:line><draw:line draw:style-name="gr28" draw:text-style-name="P64" svg:x1="3.098cm" svg:y1="-0.001cm" svg:x2="3.098cm" svg:y2="1.032cm"><text:p/></draw:line><draw:line draw:style-name="gr28" draw:text-style-name="P64" svg:x1="3.196cm" svg:y1="-0.001cm" svg:x2="3.196cm" svg:y2="1.032cm"><text:p/></draw:line><draw:line draw:style-name="gr28" draw:text-style-name="P64" svg:x1="3.298cm" svg:y1="-0.001cm" svg:x2="3.298cm" svg:y2="1.032cm"><text:p/></draw:line><draw:line draw:style-name="gr28" draw:text-style-name="P64" svg:x1="3.396cm" svg:y1="-0.001cm" svg:x2="3.396cm" svg:y2="1.032cm"><text:p/></draw:line><draw:line draw:style-name="gr28" draw:text-style-name="P64" svg:x1="3.598cm" svg:y1="-0.001cm" svg:x2="3.598cm" svg:y2="1.032cm"><text:p/></draw:line><draw:line draw:style-name="gr28" draw:text-style-name="P64" svg:x1="3.696cm" svg:y1="-0.001cm" svg:x2="3.696cm" svg:y2="1.032cm"><text:p/></draw:line><draw:line draw:style-name="gr28" draw:text-style-name="P64" svg:x1="3.799cm" svg:y1="-0.001cm" svg:x2="3.799cm" svg:y2="1.032cm"><text:p/></draw:line><draw:line draw:style-name="gr28" draw:text-style-name="P64" svg:x1="3.897cm" svg:y1="-0.001cm" svg:x2="3.897cm" svg:y2="1.032cm"><text:p/></draw:line><draw:line draw:style-name="gr28" draw:text-style-name="P64" svg:x1="4.098cm" svg:y1="-0.001cm" svg:x2="4.098cm" svg:y2="1.032cm"><text:p/></draw:line><draw:line draw:style-name="gr28" draw:text-style-name="P64" svg:x1="4.197cm" svg:y1="-0.001cm" svg:x2="4.197cm" svg:y2="1.032cm"><text:p/></draw:line><draw:line draw:style-name="gr28" draw:text-style-name="P64" svg:x1="4.295cm" svg:y1="-0.001cm" svg:x2="4.295cm" svg:y2="1.032cm"><text:p/></draw:line><draw:line draw:style-name="gr28" draw:text-style-name="P64" svg:x1="4.397cm" svg:y1="-0.001cm" svg:x2="4.397cm" svg:y2="1.032cm"><text:p/></draw:line><draw:line draw:style-name="gr28" draw:text-style-name="P64" svg:x1="4.598cm" svg:y1="-0.001cm" svg:x2="4.598cm" svg:y2="1.032cm"><text:p/></draw:line><draw:line draw:style-name="gr28" draw:text-style-name="P64" svg:x1="4.696cm" svg:y1="-0.001cm" svg:x2="4.696cm" svg:y2="1.032cm"><text:p/></draw:line><draw:line draw:style-name="gr28" draw:text-style-name="P64" svg:x1="4.794cm" svg:y1="-0.001cm" svg:x2="4.794cm" svg:y2="1.032cm"><text:p/></draw:line><draw:line draw:style-name="gr28" draw:text-style-name="P64" svg:x1="4.897cm" svg:y1="-0.001cm" svg:x2="4.897cm" svg:y2="1.032cm"><text:p/></draw:line><draw:line draw:style-name="gr28" draw:text-style-name="P64" svg:x1="5.094cm" svg:y1="-0.001cm" svg:x2="5.094cm" svg:y2="1.032cm"><text:p/></draw:line><draw:line draw:style-name="gr28" draw:text-style-name="P64" svg:x1="5.196cm" svg:y1="-0.001cm" svg:x2="5.196cm" svg:y2="1.032cm"><text:p/></draw:line><draw:line draw:style-name="gr28" draw:text-style-name="P64" svg:x1="5.294cm" svg:y1="-0.001cm" svg:x2="5.294cm" svg:y2="1.032cm"><text:p/></draw:line><draw:line draw:style-name="gr28" draw:text-style-name="P64" svg:x1="5.394cm" svg:y1="-0.001cm" svg:x2="5.394cm" svg:y2="1.032cm"><text:p/></draw:line><draw:line draw:style-name="gr28" draw:text-style-name="P64" svg:x1="5.594cm" svg:y1="-0.001cm" svg:x2="5.594cm" svg:y2="1.032cm"><text:p/></draw:line><draw:line draw:style-name="gr28" draw:text-style-name="P64" svg:x1="5.697cm" svg:y1="-0.001cm" svg:x2="5.697cm" svg:y2="1.032cm"><text:p/></draw:line><draw:line draw:style-name="gr28" draw:text-style-name="P64" svg:x1="5.795cm" svg:y1="-0.001cm" svg:x2="5.795cm" svg:y2="1.032cm"><text:p/></draw:line><draw:line draw:style-name="gr28" draw:text-style-name="P64" svg:x1="5.893cm" svg:y1="-0.001cm" svg:x2="5.893cm" svg:y2="1.032cm"><text:p/></draw:line><draw:line draw:style-name="gr28" draw:text-style-name="P64" svg:x1="6.093cm" svg:y1="-0.001cm" svg:x2="6.093cm" svg:y2="1.032cm"><text:p/></draw:line><draw:line draw:style-name="gr28" draw:text-style-name="P64" svg:x1="6.193cm" svg:y1="-0.001cm" svg:x2="6.193cm" svg:y2="1.032cm"><text:p/></draw:line><draw:line draw:style-name="gr28" draw:text-style-name="P64" svg:x1="6.295cm" svg:y1="-0.001cm" svg:x2="6.295cm" svg:y2="1.032cm"><text:p/></draw:line><draw:line draw:style-name="gr28" draw:text-style-name="P64" svg:x1="6.393cm" svg:y1="-0.001cm" svg:x2="6.393cm" svg:y2="1.032cm"><text:p/></draw:line><draw:line draw:style-name="gr28" draw:text-style-name="P64" svg:x1="6.594cm" svg:y1="-0.001cm" svg:x2="6.594cm" svg:y2="1.032cm"><text:p/></draw:line><draw:line draw:style-name="gr28" draw:text-style-name="P64" svg:x1="6.692cm" svg:y1="-0.001cm" svg:x2="6.692cm" svg:y2="1.032cm"><text:p/></draw:line><draw:line draw:style-name="gr28" draw:text-style-name="P64" svg:x1="6.795cm" svg:y1="-0.001cm" svg:x2="6.795cm" svg:y2="1.032cm"><text:p/></draw:line><draw:line draw:style-name="gr28" draw:text-style-name="P64" svg:x1="6.894cm" svg:y1="-0.001cm" svg:x2="6.894cm" svg:y2="1.032cm"><text:p/></draw:line><draw:line draw:style-name="gr28" draw:text-style-name="P64" svg:x1="7.094cm" svg:y1="-0.001cm" svg:x2="7.094cm" svg:y2="1.032cm"><text:p/></draw:line><draw:line draw:style-name="gr28" draw:text-style-name="P64" svg:x1="7.192cm" svg:y1="-0.001cm" svg:x2="7.192cm" svg:y2="1.032cm"><text:p/></draw:line><draw:line draw:style-name="gr28" draw:text-style-name="P64" svg:x1="7.295cm" svg:y1="-0.001cm" svg:x2="7.295cm" svg:y2="1.032cm"><text:p/></draw:line><draw:line draw:style-name="gr28" draw:text-style-name="P64" svg:x1="7.393cm" svg:y1="-0.001cm" svg:x2="7.393cm" svg:y2="1.032cm"><text:p/></draw:line><draw:line draw:style-name="gr28" draw:text-style-name="P64" svg:x1="7.594cm" svg:y1="-0.001cm" svg:x2="7.594cm" svg:y2="1.032cm"><text:p/></draw:line><draw:line draw:style-name="gr28" draw:text-style-name="P64" svg:x1="7.693cm" svg:y1="-0.001cm" svg:x2="7.693cm" svg:y2="1.032cm"><text:p/></draw:line><draw:line draw:style-name="gr28" draw:text-style-name="P64" svg:x1="7.791cm" svg:y1="-0.001cm" svg:x2="7.791cm" svg:y2="1.032cm"><text:p/></draw:line><draw:line draw:style-name="gr28" draw:text-style-name="P64" svg:x1="7.893cm" svg:y1="-0.001cm" svg:x2="7.893cm" svg:y2="1.032cm"><text:p/></draw:line><draw:line draw:style-name="gr28" draw:text-style-name="P64" svg:x1="8.094cm" svg:y1="-0.001cm" svg:x2="8.094cm" svg:y2="1.032cm"><text:p/></draw:line><draw:line draw:style-name="gr28" draw:text-style-name="P64" svg:x1="8.193cm" svg:y1="-0.001cm" svg:x2="8.193cm" svg:y2="1.032cm"><text:p/></draw:line><draw:line draw:style-name="gr28" draw:text-style-name="P64" svg:x1="8.291cm" svg:y1="-0.001cm" svg:x2="8.291cm" svg:y2="1.032cm"><text:p/></draw:line><draw:line draw:style-name="gr28" draw:text-style-name="P64" svg:x1="8.393cm" svg:y1="-0.001cm" svg:x2="8.393cm" svg:y2="1.032cm"><text:p/></draw:line><draw:line draw:style-name="gr28" draw:text-style-name="P64" svg:x1="8.59cm" svg:y1="-0.001cm" svg:x2="8.59cm" svg:y2="1.032cm"><text:p/></draw:line><draw:line draw:style-name="gr28" draw:text-style-name="P64" svg:x1="8.692cm" svg:y1="-0.001cm" svg:x2="8.692cm" svg:y2="1.032cm"><text:p/></draw:line><draw:line draw:style-name="gr28" draw:text-style-name="P64" svg:x1="8.79cm" svg:y1="-0.001cm" svg:x2="8.79cm" svg:y2="1.032cm"><text:p/></draw:line><draw:line draw:style-name="gr28" draw:text-style-name="P64" svg:x1="8.89cm" svg:y1="-0.001cm" svg:x2="8.89cm" svg:y2="1.032cm"><text:p/></draw:line><draw:line draw:style-name="gr28" draw:text-style-name="P64" svg:x1="0cm" svg:y1="0.099cm" svg:x2="8.989cm" svg:y2="0.099cm"><text:p/></draw:line><draw:line draw:style-name="gr28" draw:text-style-name="P64" svg:x1="0cm" svg:y1="0.203cm" svg:x2="8.989cm" svg:y2="0.203cm"><text:p/></draw:line><draw:line draw:style-name="gr28" draw:text-style-name="P64" svg:x1="0cm" svg:y1="0.307cm" svg:x2="8.989cm" svg:y2="0.307cm"><text:p/></draw:line><draw:line draw:style-name="gr28" draw:text-style-name="P64" svg:x1="0cm" svg:y1="0.413cm" svg:x2="8.989cm" svg:y2="0.413cm"><text:p/></draw:line><draw:line draw:style-name="gr28" draw:text-style-name="P64" svg:x1="0cm" svg:y1="0.621cm" svg:x2="8.989cm" svg:y2="0.621cm"><text:p/></draw:line><draw:line draw:style-name="gr28" draw:text-style-name="P64" svg:x1="0cm" svg:y1="0.718cm" svg:x2="8.989cm" svg:y2="0.718cm"><text:p/></draw:line><draw:line draw:style-name="gr28" draw:text-style-name="P64" svg:x1="0cm" svg:y1="0.827cm" svg:x2="8.989cm" svg:y2="0.827cm"><text:p/></draw:line><draw:line draw:style-name="gr28" draw:text-style-name="P64" svg:x1="0cm" svg:y1="0.928cm" svg:x2="8.989cm" svg:y2="0.928cm"><text:p/></draw:line><draw:line draw:style-name="gr29" draw:text-style-name="P64" svg:x1="0.499cm" svg:y1="-0.001cm" svg:x2="0.499cm" svg:y2="1.032cm"><text:p/></draw:line><draw:line draw:style-name="gr29" draw:text-style-name="P64" svg:x1="1.5cm" svg:y1="-0.001cm" svg:x2="1.5cm" svg:y2="1.032cm"><text:p/></draw:line><draw:line draw:style-name="gr29" draw:text-style-name="P64" svg:x1="2.499cm" svg:y1="-0.001cm" svg:x2="2.499cm" svg:y2="1.032cm"><text:p/></draw:line><draw:line draw:style-name="gr29" draw:text-style-name="P64" svg:x1="3.496cm" svg:y1="-0.001cm" svg:x2="3.496cm" svg:y2="1.032cm"><text:p/></draw:line><draw:line draw:style-name="gr29" draw:text-style-name="P64" svg:x1="4.495cm" svg:y1="-0.001cm" svg:x2="4.495cm" svg:y2="1.032cm"><text:p/></draw:line><draw:line draw:style-name="gr29" draw:text-style-name="P64" svg:x1="5.496cm" svg:y1="-0.001cm" svg:x2="5.496cm" svg:y2="1.032cm"><text:p/></draw:line><draw:line draw:style-name="gr29" draw:text-style-name="P64" svg:x1="6.496cm" svg:y1="-0.001cm" svg:x2="6.496cm" svg:y2="1.032cm"><text:p/></draw:line><draw:line draw:style-name="gr29" draw:text-style-name="P64" svg:x1="7.491cm" svg:y1="-0.001cm" svg:x2="7.491cm" svg:y2="1.032cm"><text:p/></draw:line><draw:line draw:style-name="gr29" draw:text-style-name="P64" svg:x1="8.492cm" svg:y1="-0.001cm" svg:x2="8.492cm" svg:y2="1.032cm"><text:p/></draw:line><draw:line draw:style-name="gr30" draw:text-style-name="P64" svg:x1="0cm" svg:y1="0.517cm" svg:x2="8.989cm" svg:y2="0.517cm"><text:p/></draw:line><draw:line draw:style-name="gr31" draw:text-style-name="P64" svg:x1="0cm" svg:y1="-0.001cm" svg:x2="0cm" svg:y2="1.032cm"><text:p/></draw:line><draw:line draw:style-name="gr31" draw:text-style-name="P64" svg:x1="0.999cm" svg:y1="-0.001cm" svg:x2="0.999cm" svg:y2="1.032cm"><text:p/></draw:line><draw:line draw:style-name="gr31" draw:text-style-name="P64" svg:x1="1.999cm" svg:y1="-0.001cm" svg:x2="1.999cm" svg:y2="1.032cm"><text:p/></draw:line><draw:line draw:style-name="gr31" draw:text-style-name="P64" svg:x1="3cm" svg:y1="-0.001cm" svg:x2="3cm" svg:y2="1.032cm"><text:p/></draw:line><draw:line draw:style-name="gr31" draw:text-style-name="P64" svg:x1="3.995cm" svg:y1="-0.001cm" svg:x2="3.995cm" svg:y2="1.032cm"><text:p/></draw:line><draw:line draw:style-name="gr31" draw:text-style-name="P64" svg:x1="4.996cm" svg:y1="-0.001cm" svg:x2="4.996cm" svg:y2="1.032cm"><text:p/></draw:line><draw:line draw:style-name="gr31" draw:text-style-name="P64" svg:x1="5.995cm" svg:y1="-0.001cm" svg:x2="5.995cm" svg:y2="1.032cm"><text:p/></draw:line><draw:line draw:style-name="gr31" draw:text-style-name="P64" svg:x1="6.992cm" svg:y1="-0.001cm" svg:x2="6.992cm" svg:y2="1.032cm"><text:p/></draw:line><draw:line draw:style-name="gr31" draw:text-style-name="P64" svg:x1="7.991cm" svg:y1="-0.001cm" svg:x2="7.991cm" svg:y2="1.032cm"><text:p/></draw:line><draw:line draw:style-name="gr31" draw:text-style-name="P64" svg:x1="0cm" svg:y1="-0.001cm" svg:x2="8.989cm" svg:y2="-0.001cm"><text:p/></draw:line><draw:line draw:style-name="gr31" draw:text-style-name="P64" svg:x1="8.992cm" svg:y1="-0.001cm" svg:x2="8.992cm" svg:y2="1.032cm"><text:p/></draw:line><draw:line draw:style-name="gr31" draw:text-style-name="P64" svg:x1="0cm" svg:y1="1.032cm" svg:x2="8.989cm" svg:y2="1.032cm"><text:p/></draw:line></draw:g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<draw:frame draw:style-name="fr2" draw:name="Objet21" text:anchor-type="as-char" svg:width="0.517cm" svg:height="0.87cm" draw:z-index="15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 ; </text:span><text:span text:style-name="_5f_Caractères"><draw:frame draw:style-name="fr2" draw:name="Objet27" text:anchor-type="as-char" svg:width="0.517cm" svg:height="0.87cm" draw:z-index="15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 ; </text:span><text:span text:style-name="_5f_Caractères"><draw:frame draw:style-name="fr2" draw:name="Objet28" text:anchor-type="as-char" svg:width="0.293cm" svg:height="0.87cm" draw:z-index="16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"> ; </text:span><draw:frame draw:style-name="fr2" draw:name="Objet29" text:anchor-type="as-char" svg:width="0.293cm" svg:height="0.87cm" draw:z-index="162"><draw:object xlink:href="./Object 27" xlink:type="simple" xlink:show="embed" xlink:actuate="onLoad"/><draw:image xlink:href="./ObjectReplacements/Object 27" xlink:type="simple" xlink:show="embed" xlink:actuate="onLoad"/><svg:desc>formule</svg:desc></draw:frame></text:h>
            </text:list-item>
          </text:list>
        </text:list-item>
      </text:list>
      <text:h text:style-name="P44" text:outline-level="1"><draw:g text:anchor-type="as-char" draw:z-index="168" draw:name="Forme34" draw:style-name="gr27"><draw:line draw:style-name="gr28" draw:text-style-name="P64" svg:x1="0.101cm" svg:y1="0cm" svg:x2="0.101cm" svg:y2="1.033cm"><text:p/></draw:line><draw:line draw:style-name="gr28" draw:text-style-name="P64" svg:x1="0.2cm" svg:y1="0cm" svg:x2="0.2cm" svg:y2="1.033cm"><text:p/></draw:line><draw:line draw:style-name="gr28" draw:text-style-name="P64" svg:x1="0.303cm" svg:y1="0cm" svg:x2="0.303cm" svg:y2="1.033cm"><text:p/></draw:line><draw:line draw:style-name="gr28" draw:text-style-name="P64" svg:x1="0.401cm" svg:y1="0cm" svg:x2="0.401cm" svg:y2="1.033cm"><text:p/></draw:line><draw:line draw:style-name="gr28" draw:text-style-name="P64" svg:x1="0.601cm" svg:y1="0cm" svg:x2="0.601cm" svg:y2="1.033cm"><text:p/></draw:line><draw:line draw:style-name="gr28" draw:text-style-name="P64" svg:x1="0.701cm" svg:y1="0cm" svg:x2="0.701cm" svg:y2="1.033cm"><text:p/></draw:line><draw:line draw:style-name="gr28" draw:text-style-name="P64" svg:x1="0.799cm" svg:y1="0cm" svg:x2="0.799cm" svg:y2="1.033cm"><text:p/></draw:line><draw:line draw:style-name="gr28" draw:text-style-name="P64" svg:x1="0.901cm" svg:y1="0cm" svg:x2="0.901cm" svg:y2="1.033cm"><text:p/></draw:line><draw:line draw:style-name="gr28" draw:text-style-name="P64" svg:x1="1.102cm" svg:y1="0cm" svg:x2="1.102cm" svg:y2="1.033cm"><text:p/></draw:line><draw:line draw:style-name="gr28" draw:text-style-name="P64" svg:x1="1.2cm" svg:y1="0cm" svg:x2="1.2cm" svg:y2="1.033cm"><text:p/></draw:line><draw:line draw:style-name="gr28" draw:text-style-name="P64" svg:x1="1.298cm" svg:y1="0cm" svg:x2="1.298cm" svg:y2="1.033cm"><text:p/></draw:line><draw:line draw:style-name="gr28" draw:text-style-name="P64" svg:x1="1.401cm" svg:y1="0cm" svg:x2="1.401cm" svg:y2="1.033cm"><text:p/></draw:line><draw:line draw:style-name="gr28" draw:text-style-name="P64" svg:x1="1.598cm" svg:y1="0cm" svg:x2="1.598cm" svg:y2="1.033cm"><text:p/></draw:line><draw:line draw:style-name="gr28" draw:text-style-name="P64" svg:x1="1.7cm" svg:y1="0cm" svg:x2="1.7cm" svg:y2="1.033cm"><text:p/></draw:line><draw:line draw:style-name="gr28" draw:text-style-name="P64" svg:x1="1.798cm" svg:y1="0cm" svg:x2="1.798cm" svg:y2="1.033cm"><text:p/></draw:line><draw:line draw:style-name="gr28" draw:text-style-name="P64" svg:x1="1.901cm" svg:y1="0cm" svg:x2="1.901cm" svg:y2="1.033cm"><text:p/></draw:line><draw:line draw:style-name="gr28" draw:text-style-name="P64" svg:x1="2.098cm" svg:y1="0cm" svg:x2="2.098cm" svg:y2="1.033cm"><text:p/></draw:line><draw:line draw:style-name="gr28" draw:text-style-name="P64" svg:x1="2.2cm" svg:y1="0cm" svg:x2="2.2cm" svg:y2="1.033cm"><text:p/></draw:line><draw:line draw:style-name="gr28" draw:text-style-name="P64" svg:x1="2.299cm" svg:y1="0cm" svg:x2="2.299cm" svg:y2="1.033cm"><text:p/></draw:line><draw:line draw:style-name="gr28" draw:text-style-name="P64" svg:x1="2.397cm" svg:y1="0cm" svg:x2="2.397cm" svg:y2="1.033cm"><text:p/></draw:line><draw:line draw:style-name="gr28" draw:text-style-name="P64" svg:x1="2.597cm" svg:y1="0cm" svg:x2="2.597cm" svg:y2="1.033cm"><text:p/></draw:line><draw:line draw:style-name="gr28" draw:text-style-name="P64" svg:x1="2.697cm" svg:y1="0cm" svg:x2="2.697cm" svg:y2="1.033cm"><text:p/></draw:line><draw:line draw:style-name="gr28" draw:text-style-name="P64" svg:x1="2.799cm" svg:y1="0cm" svg:x2="2.799cm" svg:y2="1.033cm"><text:p/></draw:line><draw:line draw:style-name="gr28" draw:text-style-name="P64" svg:x1="2.897cm" svg:y1="0cm" svg:x2="2.897cm" svg:y2="1.033cm"><text:p/></draw:line><draw:line draw:style-name="gr28" draw:text-style-name="P64" svg:x1="3.098cm" svg:y1="0cm" svg:x2="3.098cm" svg:y2="1.033cm"><text:p/></draw:line><draw:line draw:style-name="gr28" draw:text-style-name="P64" svg:x1="3.196cm" svg:y1="0cm" svg:x2="3.196cm" svg:y2="1.033cm"><text:p/></draw:line><draw:line draw:style-name="gr28" draw:text-style-name="P64" svg:x1="3.298cm" svg:y1="0cm" svg:x2="3.298cm" svg:y2="1.033cm"><text:p/></draw:line><draw:line draw:style-name="gr28" draw:text-style-name="P64" svg:x1="3.396cm" svg:y1="0cm" svg:x2="3.396cm" svg:y2="1.033cm"><text:p/></draw:line><draw:line draw:style-name="gr28" draw:text-style-name="P64" svg:x1="3.598cm" svg:y1="0cm" svg:x2="3.598cm" svg:y2="1.033cm"><text:p/></draw:line><draw:line draw:style-name="gr28" draw:text-style-name="P64" svg:x1="3.696cm" svg:y1="0cm" svg:x2="3.696cm" svg:y2="1.033cm"><text:p/></draw:line><draw:line draw:style-name="gr28" draw:text-style-name="P64" svg:x1="3.799cm" svg:y1="0cm" svg:x2="3.799cm" svg:y2="1.033cm"><text:p/></draw:line><draw:line draw:style-name="gr28" draw:text-style-name="P64" svg:x1="3.897cm" svg:y1="0cm" svg:x2="3.897cm" svg:y2="1.033cm"><text:p/></draw:line><draw:line draw:style-name="gr28" draw:text-style-name="P64" svg:x1="4.098cm" svg:y1="0cm" svg:x2="4.098cm" svg:y2="1.033cm"><text:p/></draw:line><draw:line draw:style-name="gr28" draw:text-style-name="P64" svg:x1="4.197cm" svg:y1="0cm" svg:x2="4.197cm" svg:y2="1.033cm"><text:p/></draw:line><draw:line draw:style-name="gr28" draw:text-style-name="P64" svg:x1="4.295cm" svg:y1="0cm" svg:x2="4.295cm" svg:y2="1.033cm"><text:p/></draw:line><draw:line draw:style-name="gr28" draw:text-style-name="P64" svg:x1="4.397cm" svg:y1="0cm" svg:x2="4.397cm" svg:y2="1.033cm"><text:p/></draw:line><draw:line draw:style-name="gr28" draw:text-style-name="P64" svg:x1="4.598cm" svg:y1="0cm" svg:x2="4.598cm" svg:y2="1.033cm"><text:p/></draw:line><draw:line draw:style-name="gr28" draw:text-style-name="P64" svg:x1="4.696cm" svg:y1="0cm" svg:x2="4.696cm" svg:y2="1.033cm"><text:p/></draw:line><draw:line draw:style-name="gr28" draw:text-style-name="P64" svg:x1="4.794cm" svg:y1="0cm" svg:x2="4.794cm" svg:y2="1.033cm"><text:p/></draw:line><draw:line draw:style-name="gr28" draw:text-style-name="P64" svg:x1="4.897cm" svg:y1="0cm" svg:x2="4.897cm" svg:y2="1.033cm"><text:p/></draw:line><draw:line draw:style-name="gr28" draw:text-style-name="P64" svg:x1="5.094cm" svg:y1="0cm" svg:x2="5.094cm" svg:y2="1.033cm"><text:p/></draw:line><draw:line draw:style-name="gr28" draw:text-style-name="P64" svg:x1="5.196cm" svg:y1="0cm" svg:x2="5.196cm" svg:y2="1.033cm"><text:p/></draw:line><draw:line draw:style-name="gr28" draw:text-style-name="P64" svg:x1="5.294cm" svg:y1="0cm" svg:x2="5.294cm" svg:y2="1.033cm"><text:p/></draw:line><draw:line draw:style-name="gr28" draw:text-style-name="P64" svg:x1="5.394cm" svg:y1="0cm" svg:x2="5.394cm" svg:y2="1.033cm"><text:p/></draw:line><draw:line draw:style-name="gr28" draw:text-style-name="P64" svg:x1="5.594cm" svg:y1="0cm" svg:x2="5.594cm" svg:y2="1.033cm"><text:p/></draw:line><draw:line draw:style-name="gr28" draw:text-style-name="P64" svg:x1="5.697cm" svg:y1="0cm" svg:x2="5.697cm" svg:y2="1.033cm"><text:p/></draw:line><draw:line draw:style-name="gr28" draw:text-style-name="P64" svg:x1="5.795cm" svg:y1="0cm" svg:x2="5.795cm" svg:y2="1.033cm"><text:p/></draw:line><draw:line draw:style-name="gr28" draw:text-style-name="P64" svg:x1="5.893cm" svg:y1="0cm" svg:x2="5.893cm" svg:y2="1.033cm"><text:p/></draw:line><draw:line draw:style-name="gr28" draw:text-style-name="P64" svg:x1="6.093cm" svg:y1="0cm" svg:x2="6.093cm" svg:y2="1.033cm"><text:p/></draw:line><draw:line draw:style-name="gr28" draw:text-style-name="P64" svg:x1="6.193cm" svg:y1="0cm" svg:x2="6.193cm" svg:y2="1.033cm"><text:p/></draw:line><draw:line draw:style-name="gr28" draw:text-style-name="P64" svg:x1="6.295cm" svg:y1="0cm" svg:x2="6.295cm" svg:y2="1.033cm"><text:p/></draw:line><draw:line draw:style-name="gr28" draw:text-style-name="P64" svg:x1="6.393cm" svg:y1="0cm" svg:x2="6.393cm" svg:y2="1.033cm"><text:p/></draw:line><draw:line draw:style-name="gr28" draw:text-style-name="P64" svg:x1="6.594cm" svg:y1="0cm" svg:x2="6.594cm" svg:y2="1.033cm"><text:p/></draw:line><draw:line draw:style-name="gr28" draw:text-style-name="P64" svg:x1="6.692cm" svg:y1="0cm" svg:x2="6.692cm" svg:y2="1.033cm"><text:p/></draw:line><draw:line draw:style-name="gr28" draw:text-style-name="P64" svg:x1="6.795cm" svg:y1="0cm" svg:x2="6.795cm" svg:y2="1.033cm"><text:p/></draw:line><draw:line draw:style-name="gr28" draw:text-style-name="P64" svg:x1="6.894cm" svg:y1="0cm" svg:x2="6.894cm" svg:y2="1.033cm"><text:p/></draw:line><draw:line draw:style-name="gr28" draw:text-style-name="P64" svg:x1="7.094cm" svg:y1="0cm" svg:x2="7.094cm" svg:y2="1.033cm"><text:p/></draw:line><draw:line draw:style-name="gr28" draw:text-style-name="P64" svg:x1="7.192cm" svg:y1="0cm" svg:x2="7.192cm" svg:y2="1.033cm"><text:p/></draw:line><draw:line draw:style-name="gr28" draw:text-style-name="P64" svg:x1="7.295cm" svg:y1="0cm" svg:x2="7.295cm" svg:y2="1.033cm"><text:p/></draw:line><draw:line draw:style-name="gr28" draw:text-style-name="P64" svg:x1="7.393cm" svg:y1="0cm" svg:x2="7.393cm" svg:y2="1.033cm"><text:p/></draw:line><draw:line draw:style-name="gr28" draw:text-style-name="P64" svg:x1="7.594cm" svg:y1="0cm" svg:x2="7.594cm" svg:y2="1.033cm"><text:p/></draw:line><draw:line draw:style-name="gr28" draw:text-style-name="P64" svg:x1="7.693cm" svg:y1="0cm" svg:x2="7.693cm" svg:y2="1.033cm"><text:p/></draw:line><draw:line draw:style-name="gr28" draw:text-style-name="P64" svg:x1="7.791cm" svg:y1="0cm" svg:x2="7.791cm" svg:y2="1.033cm"><text:p/></draw:line><draw:line draw:style-name="gr28" draw:text-style-name="P64" svg:x1="7.893cm" svg:y1="0cm" svg:x2="7.893cm" svg:y2="1.033cm"><text:p/></draw:line><draw:line draw:style-name="gr28" draw:text-style-name="P64" svg:x1="8.094cm" svg:y1="0cm" svg:x2="8.094cm" svg:y2="1.033cm"><text:p/></draw:line><draw:line draw:style-name="gr28" draw:text-style-name="P64" svg:x1="8.193cm" svg:y1="0cm" svg:x2="8.193cm" svg:y2="1.033cm"><text:p/></draw:line><draw:line draw:style-name="gr28" draw:text-style-name="P64" svg:x1="8.291cm" svg:y1="0cm" svg:x2="8.291cm" svg:y2="1.033cm"><text:p/></draw:line><draw:line draw:style-name="gr28" draw:text-style-name="P64" svg:x1="8.393cm" svg:y1="0cm" svg:x2="8.393cm" svg:y2="1.033cm"><text:p/></draw:line><draw:line draw:style-name="gr28" draw:text-style-name="P64" svg:x1="8.59cm" svg:y1="0cm" svg:x2="8.59cm" svg:y2="1.033cm"><text:p/></draw:line><draw:line draw:style-name="gr28" draw:text-style-name="P64" svg:x1="8.692cm" svg:y1="0cm" svg:x2="8.692cm" svg:y2="1.033cm"><text:p/></draw:line><draw:line draw:style-name="gr28" draw:text-style-name="P64" svg:x1="8.79cm" svg:y1="0cm" svg:x2="8.79cm" svg:y2="1.033cm"><text:p/></draw:line><draw:line draw:style-name="gr28" draw:text-style-name="P64" svg:x1="8.89cm" svg:y1="0cm" svg:x2="8.89cm" svg:y2="1.033cm"><text:p/></draw:line><draw:line draw:style-name="gr28" draw:text-style-name="P64" svg:x1="0cm" svg:y1="0.101cm" svg:x2="8.989cm" svg:y2="0.101cm"><text:p/></draw:line><draw:line draw:style-name="gr28" draw:text-style-name="P64" svg:x1="0cm" svg:y1="0.205cm" svg:x2="8.989cm" svg:y2="0.205cm"><text:p/></draw:line><draw:line draw:style-name="gr28" draw:text-style-name="P64" svg:x1="0cm" svg:y1="0.309cm" svg:x2="8.989cm" svg:y2="0.309cm"><text:p/></draw:line><draw:line draw:style-name="gr28" draw:text-style-name="P64" svg:x1="0cm" svg:y1="0.415cm" svg:x2="8.989cm" svg:y2="0.415cm"><text:p/></draw:line><draw:line draw:style-name="gr28" draw:text-style-name="P64" svg:x1="0cm" svg:y1="0.623cm" svg:x2="8.989cm" svg:y2="0.623cm"><text:p/></draw:line><draw:line draw:style-name="gr28" draw:text-style-name="P64" svg:x1="0cm" svg:y1="0.72cm" svg:x2="8.989cm" svg:y2="0.72cm"><text:p/></draw:line><draw:line draw:style-name="gr28" draw:text-style-name="P64" svg:x1="0cm" svg:y1="0.826cm" svg:x2="8.989cm" svg:y2="0.826cm"><text:p/></draw:line><draw:line draw:style-name="gr28" draw:text-style-name="P64" svg:x1="0cm" svg:y1="0.93cm" svg:x2="8.989cm" svg:y2="0.93cm"><text:p/></draw:line><draw:line draw:style-name="gr29" draw:text-style-name="P64" svg:x1="0.499cm" svg:y1="0cm" svg:x2="0.499cm" svg:y2="1.033cm"><text:p/></draw:line><draw:line draw:style-name="gr29" draw:text-style-name="P64" svg:x1="1.5cm" svg:y1="0cm" svg:x2="1.5cm" svg:y2="1.033cm"><text:p/></draw:line><draw:line draw:style-name="gr29" draw:text-style-name="P64" svg:x1="2.499cm" svg:y1="0cm" svg:x2="2.499cm" svg:y2="1.033cm"><text:p/></draw:line><draw:line draw:style-name="gr29" draw:text-style-name="P64" svg:x1="3.496cm" svg:y1="0cm" svg:x2="3.496cm" svg:y2="1.033cm"><text:p/></draw:line><draw:line draw:style-name="gr29" draw:text-style-name="P64" svg:x1="4.495cm" svg:y1="0cm" svg:x2="4.495cm" svg:y2="1.033cm"><text:p/></draw:line><draw:line draw:style-name="gr29" draw:text-style-name="P64" svg:x1="5.496cm" svg:y1="0cm" svg:x2="5.496cm" svg:y2="1.033cm"><text:p/></draw:line><draw:line draw:style-name="gr29" draw:text-style-name="P64" svg:x1="6.496cm" svg:y1="0cm" svg:x2="6.496cm" svg:y2="1.033cm"><text:p/></draw:line><draw:line draw:style-name="gr29" draw:text-style-name="P64" svg:x1="7.491cm" svg:y1="0cm" svg:x2="7.491cm" svg:y2="1.033cm"><text:p/></draw:line><draw:line draw:style-name="gr29" draw:text-style-name="P64" svg:x1="8.492cm" svg:y1="0cm" svg:x2="8.492cm" svg:y2="1.033cm"><text:p/></draw:line><draw:line draw:style-name="gr30" draw:text-style-name="P64" svg:x1="0cm" svg:y1="0.519cm" svg:x2="8.989cm" svg:y2="0.519cm"><text:p/></draw:line><draw:line draw:style-name="gr31" draw:text-style-name="P64" svg:x1="0cm" svg:y1="0cm" svg:x2="0cm" svg:y2="1.033cm"><text:p/></draw:line><draw:line draw:style-name="gr31" draw:text-style-name="P64" svg:x1="0.999cm" svg:y1="0cm" svg:x2="0.999cm" svg:y2="1.033cm"><text:p/></draw:line><draw:line draw:style-name="gr31" draw:text-style-name="P64" svg:x1="1.999cm" svg:y1="0cm" svg:x2="1.999cm" svg:y2="1.033cm"><text:p/></draw:line><draw:line draw:style-name="gr31" draw:text-style-name="P64" svg:x1="3cm" svg:y1="0cm" svg:x2="3cm" svg:y2="1.033cm"><text:p/></draw:line><draw:line draw:style-name="gr31" draw:text-style-name="P64" svg:x1="3.995cm" svg:y1="0cm" svg:x2="3.995cm" svg:y2="1.033cm"><text:p/></draw:line><draw:line draw:style-name="gr31" draw:text-style-name="P64" svg:x1="4.996cm" svg:y1="0cm" svg:x2="4.996cm" svg:y2="1.033cm"><text:p/></draw:line><draw:line draw:style-name="gr31" draw:text-style-name="P64" svg:x1="5.995cm" svg:y1="0cm" svg:x2="5.995cm" svg:y2="1.033cm"><text:p/></draw:line><draw:line draw:style-name="gr31" draw:text-style-name="P64" svg:x1="6.992cm" svg:y1="0cm" svg:x2="6.992cm" svg:y2="1.033cm"><text:p/></draw:line><draw:line draw:style-name="gr31" draw:text-style-name="P64" svg:x1="7.991cm" svg:y1="0cm" svg:x2="7.991cm" svg:y2="1.033cm"><text:p/></draw:line><draw:line draw:style-name="gr31" draw:text-style-name="P64" svg:x1="0cm" svg:y1="0cm" svg:x2="8.989cm" svg:y2="0cm"><text:p/></draw:line><draw:line draw:style-name="gr31" draw:text-style-name="P64" svg:x1="8.992cm" svg:y1="0cm" svg:x2="8.992cm" svg:y2="1.033cm"><text:p/></draw:line><draw:line draw:style-name="gr31" draw:text-style-name="P64" svg:x1="0cm" svg:y1="1.034cm" svg:x2="8.989cm" svg:y2="1.034cm"><text:p/></draw:line></draw:g></text:h>
      <text:h text:style-name="P44" text:outline-level="1"/>
      <text:h text:style-name="P44" text:outline-level="1"><text:span text:style-name="_5f_Caractères"/></text:h>
      <text:h text:style-name="_5f_Paragraphe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3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8" draw:name="Ligne_Entete_Impair_Numerique_2col" draw:style-name="Mgr3" draw:text-style-name="MP3" svg:x1="16.023cm" svg:y1="0.36cm" svg:x2="20.496cm" svg:y2="0.36cm"><text:p/></draw:line><draw:line text:anchor-type="paragraph" draw:z-index="42" draw:name="Ligne_Verticale_Impair_Numerique_2col" draw:style-name="Mgr3" draw:text-style-name="MP3" svg:x1="9.477cm" svg:y1="2.007cm" svg:x2="9.477cm" svg:y2="27.044cm"><text:p/></draw:line><draw:g text:anchor-type="paragraph" draw:z-index="24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39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1" draw:name="Ligne_Entete_Pair_Numerique_2col" draw:style-name="Mgr3" draw:text-style-name="MP3" svg:x1="16.023cm" svg:y1="0.36cm" svg:x2="20.496cm" svg:y2="0.36cm"><text:p/></draw:line><draw:line text:anchor-type="paragraph" draw:z-index="43" draw:name="Ligne_Verticale_Pair_Numerique_2col" draw:style-name="Mgr3" draw:text-style-name="MP3" svg:x1="9.477cm" svg:y1="2.007cm" svg:x2="9.477cm" svg:y2="27.044cm"><text:p/></draw:line><draw:g text:anchor-type="paragraph" draw:z-index="25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49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2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89" draw:name="Ligne_Entete_Impair_Geometrie_1col" draw:style-name="Mgr7" draw:text-style-name="MP3" svg:x1="16.023cm" svg:y1="0.36cm" svg:x2="20.496cm" svg:y2="0.36cm"><text:p/></draw:line><draw:g text:anchor-type="paragraph" draw:z-index="0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0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1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90" draw:name="Ligne_Entete_Pair_Geometrie_1col" draw:style-name="Mgr7" draw:text-style-name="MP3" svg:x1="16.023cm" svg:y1="0.36cm" svg:x2="20.496cm" svg:y2="0.36cm"><text:p/></draw:line><draw:g text:anchor-type="paragraph" draw:z-index="1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19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66" draw:name="Ligne_Entete_Impair_Geometrie_2col" draw:style-name="Mgr7" draw:text-style-name="MP3" svg:x1="42.8cm" svg:y1="0.36cm" svg:x2="31.9cm" svg:y2="0.36cm"><text:p/></draw:line><draw:line text:anchor-type="paragraph" draw:z-index="55" draw:name="Ligne_Verticale_Impair_Geometrie_2col" draw:style-name="Mgr7" draw:text-style-name="MP3" svg:x1="9.477cm" svg:y1="1.949cm" svg:x2="9.477cm" svg:y2="26.986cm"><text:p/></draw:line><draw:g text:anchor-type="paragraph" draw:z-index="2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Demi-droite graduée</text:span></text:p>
      </style:header>
      <style:header-left>
        <text:p text:style-name="MP15"><draw:path text:anchor-type="paragraph" draw:z-index="20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8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191" draw:name="Ligne_Entete_Pair_Geometrie_2col" draw:style-name="Mgr7" draw:text-style-name="MP3" svg:x1="42.8cm" svg:y1="0.36cm" svg:x2="31.9cm" svg:y2="0.36cm"><text:p/></draw:line><draw:line text:anchor-type="paragraph" draw:z-index="56" draw:name="Ligne_Verticale_Pair_Geometrie_2col" draw:style-name="Mgr7" draw:text-style-name="MP3" svg:x1="9.477cm" svg:y1="2.028cm" svg:x2="9.477cm" svg:y2="27.065cm"><text:p/></draw:line><draw:g text:anchor-type="paragraph" draw:z-index="3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Demi-droite graduée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192"><draw:text-box fo:min-height="0.499cm" fo:min-width="5.126cm"><text:h text:style-name="MP6" text:outline-level="1">Repérage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Repérag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57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59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1" draw:name="Ligne_Entete_Impair_Donnees_1col" draw:style-name="Mgr11" draw:text-style-name="MP3" svg:x1="16.023cm" svg:y1="0.36cm" svg:x2="20.496cm" svg:y2="0.36cm"><text:p/></draw:line><draw:g text:anchor-type="paragraph" draw:z-index="5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58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60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0" draw:name="Ligne_Entete_Pair_Donnees_1col" draw:style-name="Mgr11" draw:text-style-name="MP3" svg:x1="16.023cm" svg:y1="0.36cm" svg:x2="20.496cm" svg:y2="0.36cm"><text:p/></draw:line><draw:g text:anchor-type="paragraph" draw:z-index="6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61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62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2" draw:name="Ligne_Entete_Impair_Donnees_2col" draw:style-name="Mgr11" draw:text-style-name="MP3" svg:x1="16.023cm" svg:y1="0.36cm" svg:x2="20.496cm" svg:y2="0.36cm"><text:p/></draw:line><draw:line text:anchor-type="paragraph" draw:z-index="112" draw:name="Ligne_Verticale_Impair_Donnees_2col" draw:style-name="Mgr11" draw:text-style-name="MP3" svg:x1="9.477cm" svg:y1="2.007cm" svg:x2="9.477cm" svg:y2="27.044cm"><text:p/></draw:line><draw:g text:anchor-type="paragraph" draw:z-index="4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36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63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3" draw:name="Ligne_Entete_Pair_Donnees_2col" draw:style-name="Mgr11" draw:text-style-name="MP3" svg:x1="16.023cm" svg:y1="0.36cm" svg:x2="20.496cm" svg:y2="0.36cm"><text:p/></draw:line><draw:line text:anchor-type="paragraph" draw:z-index="113" draw:name="Ligne_Verticale_Pair_Donnees_2col" draw:style-name="Mgr11" draw:text-style-name="MP3" svg:x1="9.533cm" svg:y1="1.949cm" svg:x2="9.533cm" svg:y2="26.986cm"><text:p/></draw:line><draw:g text:anchor-type="paragraph" draw:z-index="7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74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78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0" draw:name="Ligne_Entete_Impair_Mesures_1col" draw:style-name="Mgr14" draw:text-style-name="MP3" svg:x1="16.023cm" svg:y1="0.36cm" svg:x2="20.496cm" svg:y2="0.36cm"><text:p/></draw:line><draw:g text:anchor-type="paragraph" draw:z-index="8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75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79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1" draw:name="Ligne_Entete_Pair_Mesures_1col" draw:style-name="Mgr14" draw:text-style-name="MP3" svg:x1="16.023cm" svg:y1="0.36cm" svg:x2="20.496cm" svg:y2="0.36cm"><text:p/></draw:line><draw:g text:anchor-type="paragraph" draw:z-index="9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76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80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2" draw:name="Ligne_Entete_Impair_Mesures_2col" draw:style-name="Mgr14" draw:text-style-name="MP3" svg:x1="16.023cm" svg:y1="0.36cm" svg:x2="20.496cm" svg:y2="0.36cm"><text:p/></draw:line><draw:line text:anchor-type="paragraph" draw:z-index="114" draw:name="Ligne_Verticale_Impair_Mesures_2col" draw:style-name="Mgr14" draw:text-style-name="MP3" svg:x1="9.477cm" svg:y1="1.979cm" svg:x2="9.477cm" svg:y2="27.016cm"><text:p/></draw:line><draw:g text:anchor-type="paragraph" draw:z-index="10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77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81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3" draw:name="Ligne_Entete_Pair_Mesures_2col" draw:style-name="Mgr14" draw:text-style-name="MP3" svg:x1="16.023cm" svg:y1="0.36cm" svg:x2="20.496cm" svg:y2="0.36cm"><text:p/></draw:line><draw:line text:anchor-type="paragraph" draw:z-index="115" draw:name="Ligne_Verticale_Pair_Mesures_2col" draw:style-name="Mgr14" draw:text-style-name="MP3" svg:x1="9.502cm" svg:y1="2.046cm" svg:x2="9.502cm" svg:y2="27.083cm"><text:p/></draw:line><draw:g text:anchor-type="paragraph" draw:z-index="11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SAMATH</meta:initial-creator>
    <meta:creation-date>2014-10-23T16:08:44.230000000</meta:creation-date>
    <dc:date>2024-07-01T17:44:34.738123624</dc:date>
    <meta:editing-duration>P1DT19H58M40S</meta:editing-duration>
    <meta:editing-cycles>236</meta:editing-cycles>
    <meta:generator>LibreOffice/7.6.1.2$Linux_X86_64 LibreOffice_project/f5defcebd022c5bc36bbb79be232cb6926d8f674</meta:generator>
    <meta:document-statistic meta:table-count="0" meta:image-count="0" meta:object-count="24" meta:page-count="1" meta:paragraph-count="135" meta:word-count="393" meta:character-count="1949" meta:non-whitespace-character-count="1606"/>
    <meta:template xlink:type="simple" xlink:actuate="onRequest" xlink:title="Modele_Cahier" xlink:href="../../../../../../../../.config/libreoffice/4/user/template/Modele_Cahier.ott" meta:date="2024-06-29T08:48:48.454755649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n>3</mn>
          <mn>2</mn>
        </mfrac>
      </mrow>
      <mo fence="true" form="postfix" stretchy="true">)</mo>
    </mrow>
    <annotation encoding="StarMath 5.0">left({3}over{2}right)</annotation>
  </semantics>
</math>
</file>

<file path=Object 10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2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3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4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frac>
          <mn>1</mn>
          <mn>4</mn>
        </mfrac>
      </mrow>
      <mo fence="true" form="postfix" stretchy="true">)</mo>
    </mrow>
    <annotation encoding="StarMath 5.0">left({1}over{4}right)</annotation>
  </semantics>
</math>
</file>

<file path=Object 1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19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20/content.xml><?xml version="1.0" encoding="utf-8"?>
<math xmlns="http://www.w3.org/1998/Math/MathML" display="block">
  <semantics>
    <mfrac>
      <mn>3</mn>
      <mn>8</mn>
    </mfrac>
    <annotation encoding="StarMath 5.0">{3}over{8}</annotation>
  </semantics>
</math>
</file>

<file path=Object 21/content.xml><?xml version="1.0" encoding="utf-8"?>
<math xmlns="http://www.w3.org/1998/Math/MathML" display="block">
  <semantics>
    <mfrac>
      <mn>5</mn>
      <mn>8</mn>
    </mfrac>
    <annotation encoding="StarMath 5.0">{5}over{8}</annotation>
  </semantics>
</math>
</file>

<file path=Object 22/content.xml><?xml version="1.0" encoding="utf-8"?>
<math xmlns="http://www.w3.org/1998/Math/MathML" display="block">
  <semantics>
    <mfrac>
      <mn>13</mn>
      <mn>6</mn>
    </mfrac>
    <annotation encoding="StarMath 5.0">{13}over{6}</annotation>
  </semantics>
</math>
</file>

<file path=Object 23/content.xml><?xml version="1.0" encoding="utf-8"?>
<math xmlns="http://www.w3.org/1998/Math/MathML" display="block">
  <semantics>
    <mfrac>
      <mn>17</mn>
      <mn>6</mn>
    </mfrac>
    <annotation encoding="StarMath 5.0">{17}over{6}</annotation>
  </semantics>
</math>
</file>

<file path=Object 26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27/content.xml><?xml version="1.0" encoding="utf-8"?>
<math xmlns="http://www.w3.org/1998/Math/MathML" display="block">
  <semantics>
    <mfrac>
      <mn>8</mn>
      <mn>3</mn>
    </mfrac>
    <annotation encoding="StarMath 5.0">{8}over{3}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frac>
          <mn>6</mn>
          <mn>8</mn>
        </mfrac>
      </mrow>
      <mo fence="true" form="postfix" stretchy="true">)</mo>
    </mrow>
    <annotation encoding="StarMath 5.0">left({6}over{8}right)</annotation>
  </semantics>
</math>
</file>

<file path=Object 44/content.xml><?xml version="1.0" encoding="utf-8"?>
<math xmlns="http://www.w3.org/1998/Math/MathML" display="block">
  <semantics>
    <mrow>
      <mo fence="true" form="prefix" stretchy="true">(</mo>
      <mrow>
        <mfrac>
          <mn>5</mn>
          <mn>4</mn>
        </mfrac>
      </mrow>
      <mo fence="true" form="postfix" stretchy="true">)</mo>
    </mrow>
    <annotation encoding="StarMath 5.0">left({5}over{4}right)</annotation>
  </semantics>
</math>
</file>

<file path=Object 45/content.xml><?xml version="1.0" encoding="utf-8"?>
<math xmlns="http://www.w3.org/1998/Math/MathML" display="block">
  <semantics>
    <mrow>
      <mo fence="true" form="prefix" stretchy="true">(</mo>
      <mrow>
        <mfrac>
          <mn>9</mn>
          <mn>4</mn>
        </mfrac>
      </mrow>
      <mo fence="true" form="postfix" stretchy="true">)</mo>
    </mrow>
    <annotation encoding="StarMath 5.0">left({9}over{4}right)</annotation>
  </semantics>
</math>
</file>

<file path=Object 46/content.xml><?xml version="1.0" encoding="utf-8"?>
<math xmlns="http://www.w3.org/1998/Math/MathML" display="block">
  <semantics>
    <mrow>
      <mo fence="true" form="prefix" stretchy="true">(</mo>
      <mrow>
        <mfrac>
          <mn>7</mn>
          <mn>2</mn>
        </mfrac>
      </mrow>
      <mo fence="true" form="postfix" stretchy="true">)</mo>
    </mrow>
    <annotation encoding="StarMath 5.0">left({7}over{2}right)</annotation>
  </semantics>
</math>
</file>

<file path=Object 53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61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